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4.52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84" table:style-name="ta1">
        <table:shapes>
          <draw:frame draw:z-index="0" draw:style-name="gr1" draw:text-style-name="P1" svg:width="159.99mm" svg:height="89.99mm" svg:x="133.1mm" svg:y="0.47mm">
            <loext:p draw:notify-on-update-of-ranges="test84.B1:test84.B1 test84.B2:test84.B143 test84.C1:test84.C1 test84.C2:test84.C143 test84.D1:test84.D1 test84.D2:test84.D14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13.24mm" svg:y="0.01mm">
            <loext:p draw:notify-on-update-of-ranges="test84.B2:test84.B143 test84.F1:test84.F1 test84.F2:test84.F14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134.64mm" svg:y="92.72mm">
            <loext:p draw:notify-on-update-of-ranges="test84.B2:test84.B143 test84.G1:test84.G1 test84.G2:test84.G14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06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143908" calcext:value-type="float">
            <text:p>0.143908</text:p>
          </table:table-cell>
          <table:table-cell office:value-type="float" office:value="0" calcext:value-type="float">
            <text:p>0</text:p>
          </table:table-cell>
          <table:table-cell office:value-type="float" office:value="80627" calcext:value-type="float">
            <text:p>8062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07</text:p>
          </table:table-cell>
          <table:table-cell office:value-type="float" office:value="0.044513" calcext:value-type="float">
            <text:p>0.044513</text:p>
          </table:table-cell>
          <table:table-cell office:value-type="float" office:value="0.036552" calcext:value-type="float">
            <text:p>0.036552</text:p>
          </table:table-cell>
          <table:table-cell office:value-type="float" office:value="0" calcext:value-type="float">
            <text:p>0</text:p>
          </table:table-cell>
          <table:table-cell office:value-type="float" office:value="31164" calcext:value-type="float">
            <text:p>3116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08</text:p>
          </table:table-cell>
          <table:table-cell office:value-type="float" office:value="0.044363" calcext:value-type="float">
            <text:p>0.044363</text:p>
          </table:table-cell>
          <table:table-cell office:value-type="float" office:value="0.030529" calcext:value-type="float">
            <text:p>0.030529</text:p>
          </table:table-cell>
          <table:table-cell office:value-type="float" office:value="0" calcext:value-type="float">
            <text:p>0</text:p>
          </table:table-cell>
          <table:table-cell office:value-type="float" office:value="38200" calcext:value-type="float">
            <text:p>3820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09</text:p>
          </table:table-cell>
          <table:table-cell office:value-type="float" office:value="0.043226" calcext:value-type="float">
            <text:p>0.043226</text:p>
          </table:table-cell>
          <table:table-cell office:value-type="float" office:value="0.015752" calcext:value-type="float">
            <text:p>0.015752</text:p>
          </table:table-cell>
          <table:table-cell office:value-type="float" office:value="0" calcext:value-type="float">
            <text:p>0</text:p>
          </table:table-cell>
          <table:table-cell office:value-type="float" office:value="30647" calcext:value-type="float">
            <text:p>3064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10</text:p>
          </table:table-cell>
          <table:table-cell office:value-type="float" office:value="0.048851" calcext:value-type="float">
            <text:p>0.048851</text:p>
          </table:table-cell>
          <table:table-cell office:value-type="float" office:value="0.056459" calcext:value-type="float">
            <text:p>0.056459</text:p>
          </table:table-cell>
          <table:table-cell office:value-type="float" office:value="0" calcext:value-type="float">
            <text:p>0</text:p>
          </table:table-cell>
          <table:table-cell office:value-type="float" office:value="50478" calcext:value-type="float">
            <text:p>5047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11</text:p>
          </table:table-cell>
          <table:table-cell office:value-type="float" office:value="0.063518" calcext:value-type="float">
            <text:p>0.063518</text:p>
          </table:table-cell>
          <table:table-cell office:value-type="float" office:value="0.424622" calcext:value-type="float">
            <text:p>0.424622</text:p>
          </table:table-cell>
          <table:table-cell office:value-type="float" office:value="0" calcext:value-type="float">
            <text:p>0</text:p>
          </table:table-cell>
          <table:table-cell office:value-type="float" office:value="62123" calcext:value-type="float">
            <text:p>6212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12</text:p>
          </table:table-cell>
          <table:table-cell office:value-type="float" office:value="0.077022" calcext:value-type="float">
            <text:p>0.077022</text:p>
          </table:table-cell>
          <table:table-cell office:value-type="float" office:value="1.615925" calcext:value-type="float">
            <text:p>1.615925</text:p>
          </table:table-cell>
          <table:table-cell office:value-type="float" office:value="0" calcext:value-type="float">
            <text:p>0</text:p>
          </table:table-cell>
          <table:table-cell office:value-type="float" office:value="95678" calcext:value-type="float">
            <text:p>9567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13</text:p>
          </table:table-cell>
          <table:table-cell office:value-type="float" office:value="0.099195" calcext:value-type="float">
            <text:p>0.099195</text:p>
          </table:table-cell>
          <table:table-cell office:value-type="float" office:value="1.589438" calcext:value-type="float">
            <text:p>1.589438</text:p>
          </table:table-cell>
          <table:table-cell office:value-type="float" office:value="0" calcext:value-type="float">
            <text:p>0</text:p>
          </table:table-cell>
          <table:table-cell office:value-type="float" office:value="63664" calcext:value-type="float">
            <text:p>6366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14</text:p>
          </table:table-cell>
          <table:table-cell office:value-type="float" office:value="0.109663" calcext:value-type="float">
            <text:p>0.109663</text:p>
          </table:table-cell>
          <table:table-cell office:value-type="float" office:value="1.583997" calcext:value-type="float">
            <text:p>1.583997</text:p>
          </table:table-cell>
          <table:table-cell office:value-type="float" office:value="0" calcext:value-type="float">
            <text:p>0</text:p>
          </table:table-cell>
          <table:table-cell office:value-type="float" office:value="59020" calcext:value-type="float">
            <text:p>5902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15</text:p>
          </table:table-cell>
          <table:table-cell office:value-type="float" office:value="0.086872" calcext:value-type="float">
            <text:p>0.086872</text:p>
          </table:table-cell>
          <table:table-cell office:value-type="float" office:value="1.928135" calcext:value-type="float">
            <text:p>1.928135</text:p>
          </table:table-cell>
          <table:table-cell office:value-type="float" office:value="0" calcext:value-type="float">
            <text:p>0</text:p>
          </table:table-cell>
          <table:table-cell office:value-type="float" office:value="60877" calcext:value-type="float">
            <text:p>6087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16</text:p>
          </table:table-cell>
          <table:table-cell office:value-type="float" office:value="0.125422" calcext:value-type="float">
            <text:p>0.125422</text:p>
          </table:table-cell>
          <table:table-cell office:value-type="float" office:value="4.902689" calcext:value-type="float">
            <text:p>4.902689</text:p>
          </table:table-cell>
          <table:table-cell office:value-type="float" office:value="0" calcext:value-type="float">
            <text:p>0</text:p>
          </table:table-cell>
          <table:table-cell office:value-type="float" office:value="87836" calcext:value-type="float">
            <text:p>8783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17</text:p>
          </table:table-cell>
          <table:table-cell office:value-type="float" office:value="0.161602" calcext:value-type="float">
            <text:p>0.161602</text:p>
          </table:table-cell>
          <table:table-cell office:value-type="float" office:value="6.163435" calcext:value-type="float">
            <text:p>6.163435</text:p>
          </table:table-cell>
          <table:table-cell office:value-type="float" office:value="0" calcext:value-type="float">
            <text:p>0</text:p>
          </table:table-cell>
          <table:table-cell office:value-type="float" office:value="104032" calcext:value-type="float">
            <text:p>10403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18</text:p>
          </table:table-cell>
          <table:table-cell office:value-type="float" office:value="0.141555" calcext:value-type="float">
            <text:p>0.141555</text:p>
          </table:table-cell>
          <table:table-cell office:value-type="float" office:value="6.948357" calcext:value-type="float">
            <text:p>6.948357</text:p>
          </table:table-cell>
          <table:table-cell office:value-type="float" office:value="0" calcext:value-type="float">
            <text:p>0</text:p>
          </table:table-cell>
          <table:table-cell office:value-type="float" office:value="87654" calcext:value-type="float">
            <text:p>8765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19</text:p>
          </table:table-cell>
          <table:table-cell office:value-type="float" office:value="0.195674" calcext:value-type="float">
            <text:p>0.195674</text:p>
          </table:table-cell>
          <table:table-cell office:value-type="float" office:value="7.188608" calcext:value-type="float">
            <text:p>7.188608</text:p>
          </table:table-cell>
          <table:table-cell office:value-type="float" office:value="0" calcext:value-type="float">
            <text:p>0</text:p>
          </table:table-cell>
          <table:table-cell office:value-type="float" office:value="96575" calcext:value-type="float">
            <text:p>9657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20</text:p>
          </table:table-cell>
          <table:table-cell office:value-type="float" office:value="0.172056" calcext:value-type="float">
            <text:p>0.172056</text:p>
          </table:table-cell>
          <table:table-cell office:value-type="float" office:value="4.376086" calcext:value-type="float">
            <text:p>4.376086</text:p>
          </table:table-cell>
          <table:table-cell office:value-type="float" office:value="0" calcext:value-type="float">
            <text:p>0</text:p>
          </table:table-cell>
          <table:table-cell office:value-type="float" office:value="67402" calcext:value-type="float">
            <text:p>6740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21</text:p>
          </table:table-cell>
          <table:table-cell office:value-type="float" office:value="0.166207" calcext:value-type="float">
            <text:p>0.166207</text:p>
          </table:table-cell>
          <table:table-cell office:value-type="float" office:value="5.371899" calcext:value-type="float">
            <text:p>5.371899</text:p>
          </table:table-cell>
          <table:table-cell office:value-type="float" office:value="0" calcext:value-type="float">
            <text:p>0</text:p>
          </table:table-cell>
          <table:table-cell office:value-type="float" office:value="77967" calcext:value-type="float">
            <text:p>7796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22</text:p>
          </table:table-cell>
          <table:table-cell office:value-type="float" office:value="0.1871" calcext:value-type="float">
            <text:p>0.1871</text:p>
          </table:table-cell>
          <table:table-cell office:value-type="float" office:value="4.588707" calcext:value-type="float">
            <text:p>4.588707</text:p>
          </table:table-cell>
          <table:table-cell office:value-type="float" office:value="0" calcext:value-type="float">
            <text:p>0</text:p>
          </table:table-cell>
          <table:table-cell office:value-type="float" office:value="56630" calcext:value-type="float">
            <text:p>5663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23</text:p>
          </table:table-cell>
          <table:table-cell office:value-type="float" office:value="0.317171" calcext:value-type="float">
            <text:p>0.317171</text:p>
          </table:table-cell>
          <table:table-cell office:value-type="float" office:value="4.44979" calcext:value-type="float">
            <text:p>4.44979</text:p>
          </table:table-cell>
          <table:table-cell office:value-type="float" office:value="0" calcext:value-type="float">
            <text:p>0</text:p>
          </table:table-cell>
          <table:table-cell office:value-type="float" office:value="69103" calcext:value-type="float">
            <text:p>6910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24</text:p>
          </table:table-cell>
          <table:table-cell office:value-type="float" office:value="0.223531" calcext:value-type="float">
            <text:p>0.223531</text:p>
          </table:table-cell>
          <table:table-cell office:value-type="float" office:value="3.360552" calcext:value-type="float">
            <text:p>3.360552</text:p>
          </table:table-cell>
          <table:table-cell office:value-type="float" office:value="0" calcext:value-type="float">
            <text:p>0</text:p>
          </table:table-cell>
          <table:table-cell office:value-type="float" office:value="45139" calcext:value-type="float">
            <text:p>4513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25</text:p>
          </table:table-cell>
          <table:table-cell office:value-type="float" office:value="0.164961" calcext:value-type="float">
            <text:p>0.164961</text:p>
          </table:table-cell>
          <table:table-cell office:value-type="float" office:value="1.943373" calcext:value-type="float">
            <text:p>1.943373</text:p>
          </table:table-cell>
          <table:table-cell office:value-type="float" office:value="0" calcext:value-type="float">
            <text:p>0</text:p>
          </table:table-cell>
          <table:table-cell office:value-type="float" office:value="27112" calcext:value-type="float">
            <text:p>2711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26</text:p>
          </table:table-cell>
          <table:table-cell office:value-type="float" office:value="0.483168" calcext:value-type="float">
            <text:p>0.483168</text:p>
          </table:table-cell>
          <table:table-cell office:value-type="float" office:value="4.123081" calcext:value-type="float">
            <text:p>4.123081</text:p>
          </table:table-cell>
          <table:table-cell office:value-type="float" office:value="0" calcext:value-type="float">
            <text:p>0</text:p>
          </table:table-cell>
          <table:table-cell office:value-type="float" office:value="50437" calcext:value-type="float">
            <text:p>5043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27</text:p>
          </table:table-cell>
          <table:table-cell office:value-type="float" office:value="0.162054" calcext:value-type="float">
            <text:p>0.162054</text:p>
          </table:table-cell>
          <table:table-cell office:value-type="float" office:value="2.104617" calcext:value-type="float">
            <text:p>2.104617</text:p>
          </table:table-cell>
          <table:table-cell office:value-type="float" office:value="0" calcext:value-type="float">
            <text:p>0</text:p>
          </table:table-cell>
          <table:table-cell office:value-type="float" office:value="31798" calcext:value-type="float">
            <text:p>3179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28</text:p>
          </table:table-cell>
          <table:table-cell office:value-type="float" office:value="0.183743" calcext:value-type="float">
            <text:p>0.183743</text:p>
          </table:table-cell>
          <table:table-cell office:value-type="float" office:value="2.535324" calcext:value-type="float">
            <text:p>2.535324</text:p>
          </table:table-cell>
          <table:table-cell office:value-type="float" office:value="0" calcext:value-type="float">
            <text:p>0</text:p>
          </table:table-cell>
          <table:table-cell office:value-type="float" office:value="40251" calcext:value-type="float">
            <text:p>4025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29</text:p>
          </table:table-cell>
          <table:table-cell office:value-type="float" office:value="0.196178" calcext:value-type="float">
            <text:p>0.196178</text:p>
          </table:table-cell>
          <table:table-cell office:value-type="float" office:value="4.357329" calcext:value-type="float">
            <text:p>4.357329</text:p>
          </table:table-cell>
          <table:table-cell office:value-type="float" office:value="0" calcext:value-type="float">
            <text:p>0</text:p>
          </table:table-cell>
          <table:table-cell office:value-type="float" office:value="65669" calcext:value-type="float">
            <text:p>6566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30</text:p>
          </table:table-cell>
          <table:table-cell office:value-type="float" office:value="0.188853" calcext:value-type="float">
            <text:p>0.188853</text:p>
          </table:table-cell>
          <table:table-cell office:value-type="float" office:value="3.957995" calcext:value-type="float">
            <text:p>3.957995</text:p>
          </table:table-cell>
          <table:table-cell office:value-type="float" office:value="0" calcext:value-type="float">
            <text:p>0</text:p>
          </table:table-cell>
          <table:table-cell office:value-type="float" office:value="53637" calcext:value-type="float">
            <text:p>5363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31</text:p>
          </table:table-cell>
          <table:table-cell office:value-type="float" office:value="0.160374" calcext:value-type="float">
            <text:p>0.160374</text:p>
          </table:table-cell>
          <table:table-cell office:value-type="float" office:value="4.630716" calcext:value-type="float">
            <text:p>4.630716</text:p>
          </table:table-cell>
          <table:table-cell office:value-type="float" office:value="0" calcext:value-type="float">
            <text:p>0</text:p>
          </table:table-cell>
          <table:table-cell office:value-type="float" office:value="77596" calcext:value-type="float">
            <text:p>7759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32</text:p>
          </table:table-cell>
          <table:table-cell office:value-type="float" office:value="0.222352" calcext:value-type="float">
            <text:p>0.222352</text:p>
          </table:table-cell>
          <table:table-cell office:value-type="float" office:value="2.039819" calcext:value-type="float">
            <text:p>2.039819</text:p>
          </table:table-cell>
          <table:table-cell office:value-type="float" office:value="0" calcext:value-type="float">
            <text:p>0</text:p>
          </table:table-cell>
          <table:table-cell office:value-type="float" office:value="37235" calcext:value-type="float">
            <text:p>37235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33</text:p>
          </table:table-cell>
          <table:table-cell office:value-type="float" office:value="0.19995" calcext:value-type="float">
            <text:p>0.19995</text:p>
          </table:table-cell>
          <table:table-cell office:value-type="float" office:value="1.36709" calcext:value-type="float">
            <text:p>1.36709</text:p>
          </table:table-cell>
          <table:table-cell office:value-type="float" office:value="0" calcext:value-type="float">
            <text:p>0</text:p>
          </table:table-cell>
          <table:table-cell office:value-type="float" office:value="23185" calcext:value-type="float">
            <text:p>2318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34</text:p>
          </table:table-cell>
          <table:table-cell office:value-type="float" office:value="0.159337" calcext:value-type="float">
            <text:p>0.159337</text:p>
          </table:table-cell>
          <table:table-cell office:value-type="float" office:value="2.438841" calcext:value-type="float">
            <text:p>2.438841</text:p>
          </table:table-cell>
          <table:table-cell office:value-type="float" office:value="0" calcext:value-type="float">
            <text:p>0</text:p>
          </table:table-cell>
          <table:table-cell office:value-type="float" office:value="43151" calcext:value-type="float">
            <text:p>4315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35</text:p>
          </table:table-cell>
          <table:table-cell office:value-type="float" office:value="0.156008" calcext:value-type="float">
            <text:p>0.156008</text:p>
          </table:table-cell>
          <table:table-cell office:value-type="float" office:value="2.164343" calcext:value-type="float">
            <text:p>2.164343</text:p>
          </table:table-cell>
          <table:table-cell office:value-type="float" office:value="0" calcext:value-type="float">
            <text:p>0</text:p>
          </table:table-cell>
          <table:table-cell office:value-type="float" office:value="44778" calcext:value-type="float">
            <text:p>4477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36</text:p>
          </table:table-cell>
          <table:table-cell office:value-type="float" office:value="0.176001" calcext:value-type="float">
            <text:p>0.176001</text:p>
          </table:table-cell>
          <table:table-cell office:value-type="float" office:value="6.10914" calcext:value-type="float">
            <text:p>6.10914</text:p>
          </table:table-cell>
          <table:table-cell office:value-type="float" office:value="0" calcext:value-type="float">
            <text:p>0</text:p>
          </table:table-cell>
          <table:table-cell office:value-type="float" office:value="102132" calcext:value-type="float">
            <text:p>10213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37</text:p>
          </table:table-cell>
          <table:table-cell office:value-type="float" office:value="0.1364" calcext:value-type="float">
            <text:p>0.1364</text:p>
          </table:table-cell>
          <table:table-cell office:value-type="float" office:value="2.012407" calcext:value-type="float">
            <text:p>2.012407</text:p>
          </table:table-cell>
          <table:table-cell office:value-type="float" office:value="0" calcext:value-type="float">
            <text:p>0</text:p>
          </table:table-cell>
          <table:table-cell office:value-type="float" office:value="34939" calcext:value-type="float">
            <text:p>3493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38</text:p>
          </table:table-cell>
          <table:table-cell office:value-type="float" office:value="0.13061" calcext:value-type="float">
            <text:p>0.13061</text:p>
          </table:table-cell>
          <table:table-cell office:value-type="float" office:value="1.321006" calcext:value-type="float">
            <text:p>1.321006</text:p>
          </table:table-cell>
          <table:table-cell office:value-type="float" office:value="0" calcext:value-type="float">
            <text:p>0</text:p>
          </table:table-cell>
          <table:table-cell office:value-type="float" office:value="25060" calcext:value-type="float">
            <text:p>2506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39</text:p>
          </table:table-cell>
          <table:table-cell office:value-type="float" office:value="0.130974" calcext:value-type="float">
            <text:p>0.130974</text:p>
          </table:table-cell>
          <table:table-cell office:value-type="float" office:value="3.37056" calcext:value-type="float">
            <text:p>3.37056</text:p>
          </table:table-cell>
          <table:table-cell office:value-type="float" office:value="0" calcext:value-type="float">
            <text:p>0</text:p>
          </table:table-cell>
          <table:table-cell office:value-type="float" office:value="59159" calcext:value-type="float">
            <text:p>5915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40</text:p>
          </table:table-cell>
          <table:table-cell office:value-type="float" office:value="0.128016" calcext:value-type="float">
            <text:p>0.128016</text:p>
          </table:table-cell>
          <table:table-cell office:value-type="float" office:value="4.091342" calcext:value-type="float">
            <text:p>4.091342</text:p>
          </table:table-cell>
          <table:table-cell office:value-type="float" office:value="0" calcext:value-type="float">
            <text:p>0</text:p>
          </table:table-cell>
          <table:table-cell office:value-type="float" office:value="53573" calcext:value-type="float">
            <text:p>5357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41</text:p>
          </table:table-cell>
          <table:table-cell office:value-type="float" office:value="0.13617" calcext:value-type="float">
            <text:p>0.13617</text:p>
          </table:table-cell>
          <table:table-cell office:value-type="float" office:value="5.117463" calcext:value-type="float">
            <text:p>5.117463</text:p>
          </table:table-cell>
          <table:table-cell office:value-type="float" office:value="0" calcext:value-type="float">
            <text:p>0</text:p>
          </table:table-cell>
          <table:table-cell office:value-type="float" office:value="63583" calcext:value-type="float">
            <text:p>6358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42</text:p>
          </table:table-cell>
          <table:table-cell office:value-type="float" office:value="0.185208" calcext:value-type="float">
            <text:p>0.185208</text:p>
          </table:table-cell>
          <table:table-cell office:value-type="float" office:value="3.792852" calcext:value-type="float">
            <text:p>3.792852</text:p>
          </table:table-cell>
          <table:table-cell office:value-type="float" office:value="0" calcext:value-type="float">
            <text:p>0</text:p>
          </table:table-cell>
          <table:table-cell office:value-type="float" office:value="39876" calcext:value-type="float">
            <text:p>3987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43</text:p>
          </table:table-cell>
          <table:table-cell office:value-type="float" office:value="0.179914" calcext:value-type="float">
            <text:p>0.179914</text:p>
          </table:table-cell>
          <table:table-cell office:value-type="float" office:value="10.613836" calcext:value-type="float">
            <text:p>10.613836</text:p>
          </table:table-cell>
          <table:table-cell office:value-type="float" office:value="0" calcext:value-type="float">
            <text:p>0</text:p>
          </table:table-cell>
          <table:table-cell office:value-type="float" office:value="103238" calcext:value-type="float">
            <text:p>10323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44</text:p>
          </table:table-cell>
          <table:table-cell office:value-type="float" office:value="0.264873" calcext:value-type="float">
            <text:p>0.264873</text:p>
          </table:table-cell>
          <table:table-cell office:value-type="float" office:value="14.191313" calcext:value-type="float">
            <text:p>14.191313</text:p>
          </table:table-cell>
          <table:table-cell office:value-type="float" office:value="0" calcext:value-type="float">
            <text:p>0</text:p>
          </table:table-cell>
          <table:table-cell office:value-type="float" office:value="112338" calcext:value-type="float">
            <text:p>11233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45</text:p>
          </table:table-cell>
          <table:table-cell office:value-type="float" office:value="0.315774" calcext:value-type="float">
            <text:p>0.315774</text:p>
          </table:table-cell>
          <table:table-cell office:value-type="float" office:value="9.945834" calcext:value-type="float">
            <text:p>9.945834</text:p>
          </table:table-cell>
          <table:table-cell office:value-type="float" office:value="0" calcext:value-type="float">
            <text:p>0</text:p>
          </table:table-cell>
          <table:table-cell office:value-type="float" office:value="73289" calcext:value-type="float">
            <text:p>73289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46</text:p>
          </table:table-cell>
          <table:table-cell office:value-type="float" office:value="0.26473" calcext:value-type="float">
            <text:p>0.26473</text:p>
          </table:table-cell>
          <table:table-cell office:value-type="float" office:value="4.771814" calcext:value-type="float">
            <text:p>4.771814</text:p>
          </table:table-cell>
          <table:table-cell office:value-type="float" office:value="0" calcext:value-type="float">
            <text:p>0</text:p>
          </table:table-cell>
          <table:table-cell office:value-type="float" office:value="41903" calcext:value-type="float">
            <text:p>4190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47</text:p>
          </table:table-cell>
          <table:table-cell office:value-type="float" office:value="0.213545" calcext:value-type="float">
            <text:p>0.213545</text:p>
          </table:table-cell>
          <table:table-cell office:value-type="float" office:value="9.701648" calcext:value-type="float">
            <text:p>9.701648</text:p>
          </table:table-cell>
          <table:table-cell office:value-type="float" office:value="0" calcext:value-type="float">
            <text:p>0</text:p>
          </table:table-cell>
          <table:table-cell office:value-type="float" office:value="75254" calcext:value-type="float">
            <text:p>7525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48</text:p>
          </table:table-cell>
          <table:table-cell office:value-type="float" office:value="0.176507" calcext:value-type="float">
            <text:p>0.176507</text:p>
          </table:table-cell>
          <table:table-cell office:value-type="float" office:value="13.834264" calcext:value-type="float">
            <text:p>13.834264</text:p>
          </table:table-cell>
          <table:table-cell office:value-type="float" office:value="0" calcext:value-type="float">
            <text:p>0</text:p>
          </table:table-cell>
          <table:table-cell office:value-type="float" office:value="73866" calcext:value-type="float">
            <text:p>7386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49</text:p>
          </table:table-cell>
          <table:table-cell office:value-type="float" office:value="0.630492" calcext:value-type="float">
            <text:p>0.630492</text:p>
          </table:table-cell>
          <table:table-cell office:value-type="float" office:value="8.231331" calcext:value-type="float">
            <text:p>8.231331</text:p>
          </table:table-cell>
          <table:table-cell office:value-type="float" office:value="0" calcext:value-type="float">
            <text:p>0</text:p>
          </table:table-cell>
          <table:table-cell office:value-type="float" office:value="52434" calcext:value-type="float">
            <text:p>5243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50</text:p>
          </table:table-cell>
          <table:table-cell office:value-type="float" office:value="0.757737" calcext:value-type="float">
            <text:p>0.757737</text:p>
          </table:table-cell>
          <table:table-cell office:value-type="float" office:value="6.070801" calcext:value-type="float">
            <text:p>6.070801</text:p>
          </table:table-cell>
          <table:table-cell office:value-type="float" office:value="0" calcext:value-type="float">
            <text:p>0</text:p>
          </table:table-cell>
          <table:table-cell office:value-type="float" office:value="46278" calcext:value-type="float">
            <text:p>4627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51</text:p>
          </table:table-cell>
          <table:table-cell office:value-type="float" office:value="0.191469" calcext:value-type="float">
            <text:p>0.191469</text:p>
          </table:table-cell>
          <table:table-cell office:value-type="float" office:value="16.495221" calcext:value-type="float">
            <text:p>16.495221</text:p>
          </table:table-cell>
          <table:table-cell office:value-type="float" office:value="0" calcext:value-type="float">
            <text:p>0</text:p>
          </table:table-cell>
          <table:table-cell office:value-type="float" office:value="100531" calcext:value-type="float">
            <text:p>10053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52</text:p>
          </table:table-cell>
          <table:table-cell office:value-type="float" office:value="0.223501" calcext:value-type="float">
            <text:p>0.223501</text:p>
          </table:table-cell>
          <table:table-cell office:value-type="float" office:value="16.506342" calcext:value-type="float">
            <text:p>16.506342</text:p>
          </table:table-cell>
          <table:table-cell office:value-type="float" office:value="0" calcext:value-type="float">
            <text:p>0</text:p>
          </table:table-cell>
          <table:table-cell office:value-type="float" office:value="96819" calcext:value-type="float">
            <text:p>9681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53</text:p>
          </table:table-cell>
          <table:table-cell office:value-type="float" office:value="0.7294" calcext:value-type="float">
            <text:p>0.7294</text:p>
          </table:table-cell>
          <table:table-cell office:value-type="float" office:value="17.61696" calcext:value-type="float">
            <text:p>17.61696</text:p>
          </table:table-cell>
          <table:table-cell office:value-type="float" office:value="0" calcext:value-type="float">
            <text:p>0</text:p>
          </table:table-cell>
          <table:table-cell office:value-type="float" office:value="98351" calcext:value-type="float">
            <text:p>98351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54</text:p>
          </table:table-cell>
          <table:table-cell office:value-type="float" office:value="0.322327" calcext:value-type="float">
            <text:p>0.322327</text:p>
          </table:table-cell>
          <table:table-cell office:value-type="float" office:value="11.557007" calcext:value-type="float">
            <text:p>11.557007</text:p>
          </table:table-cell>
          <table:table-cell office:value-type="float" office:value="0" calcext:value-type="float">
            <text:p>0</text:p>
          </table:table-cell>
          <table:table-cell office:value-type="float" office:value="73388" calcext:value-type="float">
            <text:p>7338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55</text:p>
          </table:table-cell>
          <table:table-cell office:value-type="float" office:value="0.298433" calcext:value-type="float">
            <text:p>0.298433</text:p>
          </table:table-cell>
          <table:table-cell office:value-type="float" office:value="8.817989" calcext:value-type="float">
            <text:p>8.817989</text:p>
          </table:table-cell>
          <table:table-cell office:value-type="float" office:value="0" calcext:value-type="float">
            <text:p>0</text:p>
          </table:table-cell>
          <table:table-cell office:value-type="float" office:value="38894" calcext:value-type="float">
            <text:p>3889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56</text:p>
          </table:table-cell>
          <table:table-cell office:value-type="float" office:value="0.519108" calcext:value-type="float">
            <text:p>0.519108</text:p>
          </table:table-cell>
          <table:table-cell office:value-type="float" office:value="11.741077" calcext:value-type="float">
            <text:p>11.741077</text:p>
          </table:table-cell>
          <table:table-cell office:value-type="float" office:value="0" calcext:value-type="float">
            <text:p>0</text:p>
          </table:table-cell>
          <table:table-cell office:value-type="float" office:value="62623" calcext:value-type="float">
            <text:p>6262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57</text:p>
          </table:table-cell>
          <table:table-cell office:value-type="float" office:value="0.814315" calcext:value-type="float">
            <text:p>0.814315</text:p>
          </table:table-cell>
          <table:table-cell office:value-type="float" office:value="13.369592" calcext:value-type="float">
            <text:p>13.369592</text:p>
          </table:table-cell>
          <table:table-cell office:value-type="float" office:value="0" calcext:value-type="float">
            <text:p>0</text:p>
          </table:table-cell>
          <table:table-cell office:value-type="float" office:value="67773" calcext:value-type="float">
            <text:p>6777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58</text:p>
          </table:table-cell>
          <table:table-cell office:value-type="float" office:value="0.30475" calcext:value-type="float">
            <text:p>0.30475</text:p>
          </table:table-cell>
          <table:table-cell office:value-type="float" office:value="10.348642" calcext:value-type="float">
            <text:p>10.348642</text:p>
          </table:table-cell>
          <table:table-cell office:value-type="float" office:value="0" calcext:value-type="float">
            <text:p>0</text:p>
          </table:table-cell>
          <table:table-cell office:value-type="float" office:value="53740" calcext:value-type="float">
            <text:p>5374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8:59</text:p>
          </table:table-cell>
          <table:table-cell office:value-type="float" office:value="0.354286" calcext:value-type="float">
            <text:p>0.354286</text:p>
          </table:table-cell>
          <table:table-cell office:value-type="float" office:value="9.541625" calcext:value-type="float">
            <text:p>9.541625</text:p>
          </table:table-cell>
          <table:table-cell office:value-type="float" office:value="0" calcext:value-type="float">
            <text:p>0</text:p>
          </table:table-cell>
          <table:table-cell office:value-type="float" office:value="53832" calcext:value-type="float">
            <text:p>5383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00</text:p>
          </table:table-cell>
          <table:table-cell office:value-type="float" office:value="0.650098" calcext:value-type="float">
            <text:p>0.650098</text:p>
          </table:table-cell>
          <table:table-cell office:value-type="float" office:value="20.666871" calcext:value-type="float">
            <text:p>20.666871</text:p>
          </table:table-cell>
          <table:table-cell office:value-type="float" office:value="0" calcext:value-type="float">
            <text:p>0</text:p>
          </table:table-cell>
          <table:table-cell office:value-type="float" office:value="138077" calcext:value-type="float">
            <text:p>13807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01</text:p>
          </table:table-cell>
          <table:table-cell office:value-type="float" office:value="0.732685" calcext:value-type="float">
            <text:p>0.732685</text:p>
          </table:table-cell>
          <table:table-cell office:value-type="float" office:value="19.089411" calcext:value-type="float">
            <text:p>19.089411</text:p>
          </table:table-cell>
          <table:table-cell office:value-type="float" office:value="0" calcext:value-type="float">
            <text:p>0</text:p>
          </table:table-cell>
          <table:table-cell office:value-type="float" office:value="117673" calcext:value-type="float">
            <text:p>11767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02</text:p>
          </table:table-cell>
          <table:table-cell office:value-type="float" office:value="0.689372" calcext:value-type="float">
            <text:p>0.689372</text:p>
          </table:table-cell>
          <table:table-cell office:value-type="float" office:value="7.553825" calcext:value-type="float">
            <text:p>7.553825</text:p>
          </table:table-cell>
          <table:table-cell office:value-type="float" office:value="0" calcext:value-type="float">
            <text:p>0</text:p>
          </table:table-cell>
          <table:table-cell office:value-type="float" office:value="36087" calcext:value-type="float">
            <text:p>3608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03</text:p>
          </table:table-cell>
          <table:table-cell office:value-type="float" office:value="0.527169" calcext:value-type="float">
            <text:p>0.527169</text:p>
          </table:table-cell>
          <table:table-cell office:value-type="float" office:value="5.678549" calcext:value-type="float">
            <text:p>5.678549</text:p>
          </table:table-cell>
          <table:table-cell office:value-type="float" office:value="0" calcext:value-type="float">
            <text:p>0</text:p>
          </table:table-cell>
          <table:table-cell office:value-type="float" office:value="29278" calcext:value-type="float">
            <text:p>2927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04</text:p>
          </table:table-cell>
          <table:table-cell office:value-type="float" office:value="0.330761" calcext:value-type="float">
            <text:p>0.330761</text:p>
          </table:table-cell>
          <table:table-cell office:value-type="float" office:value="10.758545" calcext:value-type="float">
            <text:p>10.758545</text:p>
          </table:table-cell>
          <table:table-cell office:value-type="float" office:value="0" calcext:value-type="float">
            <text:p>0</text:p>
          </table:table-cell>
          <table:table-cell office:value-type="float" office:value="63344" calcext:value-type="float">
            <text:p>6334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05</text:p>
          </table:table-cell>
          <table:table-cell office:value-type="float" office:value="0.190288" calcext:value-type="float">
            <text:p>0.190288</text:p>
          </table:table-cell>
          <table:table-cell office:value-type="float" office:value="14.483576" calcext:value-type="float">
            <text:p>14.483576</text:p>
          </table:table-cell>
          <table:table-cell office:value-type="float" office:value="0" calcext:value-type="float">
            <text:p>0</text:p>
          </table:table-cell>
          <table:table-cell office:value-type="float" office:value="86976" calcext:value-type="float">
            <text:p>86976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06</text:p>
          </table:table-cell>
          <table:table-cell office:value-type="float" office:value="0.223574" calcext:value-type="float">
            <text:p>0.223574</text:p>
          </table:table-cell>
          <table:table-cell office:value-type="float" office:value="10.117445" calcext:value-type="float">
            <text:p>10.117445</text:p>
          </table:table-cell>
          <table:table-cell office:value-type="float" office:value="0" calcext:value-type="float">
            <text:p>0</text:p>
          </table:table-cell>
          <table:table-cell office:value-type="float" office:value="55176" calcext:value-type="float">
            <text:p>5517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07</text:p>
          </table:table-cell>
          <table:table-cell office:value-type="float" office:value="0.40431" calcext:value-type="float">
            <text:p>0.40431</text:p>
          </table:table-cell>
          <table:table-cell office:value-type="float" office:value="10.871056" calcext:value-type="float">
            <text:p>10.871056</text:p>
          </table:table-cell>
          <table:table-cell office:value-type="float" office:value="0" calcext:value-type="float">
            <text:p>0</text:p>
          </table:table-cell>
          <table:table-cell office:value-type="float" office:value="68551" calcext:value-type="float">
            <text:p>68551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08</text:p>
          </table:table-cell>
          <table:table-cell office:value-type="float" office:value="0.913519" calcext:value-type="float">
            <text:p>0.913519</text:p>
          </table:table-cell>
          <table:table-cell office:value-type="float" office:value="15.195557" calcext:value-type="float">
            <text:p>15.195557</text:p>
          </table:table-cell>
          <table:table-cell office:value-type="float" office:value="0" calcext:value-type="float">
            <text:p>0</text:p>
          </table:table-cell>
          <table:table-cell office:value-type="float" office:value="87206" calcext:value-type="float">
            <text:p>8720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09</text:p>
          </table:table-cell>
          <table:table-cell office:value-type="float" office:value="1.45822" calcext:value-type="float">
            <text:p>1.45822</text:p>
          </table:table-cell>
          <table:table-cell office:value-type="float" office:value="15.077278" calcext:value-type="float">
            <text:p>15.077278</text:p>
          </table:table-cell>
          <table:table-cell office:value-type="float" office:value="0" calcext:value-type="float">
            <text:p>0</text:p>
          </table:table-cell>
          <table:table-cell office:value-type="float" office:value="100114" calcext:value-type="float">
            <text:p>10011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10</text:p>
          </table:table-cell>
          <table:table-cell office:value-type="float" office:value="3.708728" calcext:value-type="float">
            <text:p>3.708728</text:p>
          </table:table-cell>
          <table:table-cell office:value-type="float" office:value="11.509315" calcext:value-type="float">
            <text:p>11.509315</text:p>
          </table:table-cell>
          <table:table-cell office:value-type="float" office:value="0" calcext:value-type="float">
            <text:p>0</text:p>
          </table:table-cell>
          <table:table-cell office:value-type="float" office:value="83762" calcext:value-type="float">
            <text:p>8376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11</text:p>
          </table:table-cell>
          <table:table-cell office:value-type="float" office:value="10.720747" calcext:value-type="float">
            <text:p>10.720747</text:p>
          </table:table-cell>
          <table:table-cell office:value-type="float" office:value="8.32661" calcext:value-type="float">
            <text:p>8.32661</text:p>
          </table:table-cell>
          <table:table-cell office:value-type="float" office:value="0" calcext:value-type="float">
            <text:p>0</text:p>
          </table:table-cell>
          <table:table-cell office:value-type="float" office:value="71881" calcext:value-type="float">
            <text:p>7188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12</text:p>
          </table:table-cell>
          <table:table-cell office:value-type="float" office:value="1.603025" calcext:value-type="float">
            <text:p>1.603025</text:p>
          </table:table-cell>
          <table:table-cell office:value-type="float" office:value="9.71445" calcext:value-type="float">
            <text:p>9.71445</text:p>
          </table:table-cell>
          <table:table-cell office:value-type="float" office:value="0" calcext:value-type="float">
            <text:p>0</text:p>
          </table:table-cell>
          <table:table-cell office:value-type="float" office:value="75247" calcext:value-type="float">
            <text:p>7524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13</text:p>
          </table:table-cell>
          <table:table-cell office:value-type="float" office:value="1.075415" calcext:value-type="float">
            <text:p>1.075415</text:p>
          </table:table-cell>
          <table:table-cell office:value-type="float" office:value="11.163055" calcext:value-type="float">
            <text:p>11.163055</text:p>
          </table:table-cell>
          <table:table-cell office:value-type="float" office:value="0" calcext:value-type="float">
            <text:p>0</text:p>
          </table:table-cell>
          <table:table-cell office:value-type="float" office:value="75805" calcext:value-type="float">
            <text:p>7580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14</text:p>
          </table:table-cell>
          <table:table-cell office:value-type="float" office:value="0.963866" calcext:value-type="float">
            <text:p>0.963866</text:p>
          </table:table-cell>
          <table:table-cell office:value-type="float" office:value="18.161826" calcext:value-type="float">
            <text:p>18.161826</text:p>
          </table:table-cell>
          <table:table-cell office:value-type="float" office:value="0" calcext:value-type="float">
            <text:p>0</text:p>
          </table:table-cell>
          <table:table-cell office:value-type="float" office:value="159112" calcext:value-type="float">
            <text:p>15911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15</text:p>
          </table:table-cell>
          <table:table-cell office:value-type="float" office:value="3.335728" calcext:value-type="float">
            <text:p>3.335728</text:p>
          </table:table-cell>
          <table:table-cell office:value-type="float" office:value="24.388379" calcext:value-type="float">
            <text:p>24.388379</text:p>
          </table:table-cell>
          <table:table-cell office:value-type="float" office:value="0" calcext:value-type="float">
            <text:p>0</text:p>
          </table:table-cell>
          <table:table-cell office:value-type="float" office:value="213093" calcext:value-type="float">
            <text:p>21309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16</text:p>
          </table:table-cell>
          <table:table-cell office:value-type="float" office:value="17.924561" calcext:value-type="float">
            <text:p>17.924561</text:p>
          </table:table-cell>
          <table:table-cell office:value-type="float" office:value="9.46094" calcext:value-type="float">
            <text:p>9.46094</text:p>
          </table:table-cell>
          <table:table-cell office:value-type="float" office:value="0" calcext:value-type="float">
            <text:p>0</text:p>
          </table:table-cell>
          <table:table-cell office:value-type="float" office:value="45268" calcext:value-type="float">
            <text:p>4526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17</text:p>
          </table:table-cell>
          <table:table-cell office:value-type="float" office:value="19.273857" calcext:value-type="float">
            <text:p>19.273857</text:p>
          </table:table-cell>
          <table:table-cell office:value-type="float" office:value="16.543436" calcext:value-type="float">
            <text:p>16.543436</text:p>
          </table:table-cell>
          <table:table-cell office:value-type="float" office:value="0" calcext:value-type="float">
            <text:p>0</text:p>
          </table:table-cell>
          <table:table-cell office:value-type="float" office:value="38013" calcext:value-type="float">
            <text:p>3801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18</text:p>
          </table:table-cell>
          <table:table-cell office:value-type="float" office:value="6.26686" calcext:value-type="float">
            <text:p>6.26686</text:p>
          </table:table-cell>
          <table:table-cell office:value-type="float" office:value="8.449727" calcext:value-type="float">
            <text:p>8.449727</text:p>
          </table:table-cell>
          <table:table-cell office:value-type="float" office:value="0" calcext:value-type="float">
            <text:p>0</text:p>
          </table:table-cell>
          <table:table-cell office:value-type="float" office:value="45985" calcext:value-type="float">
            <text:p>4598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19</text:p>
          </table:table-cell>
          <table:table-cell office:value-type="float" office:value="13.986604" calcext:value-type="float">
            <text:p>13.986604</text:p>
          </table:table-cell>
          <table:table-cell office:value-type="float" office:value="18.547722" calcext:value-type="float">
            <text:p>18.547722</text:p>
          </table:table-cell>
          <table:table-cell office:value-type="float" office:value="0" calcext:value-type="float">
            <text:p>0</text:p>
          </table:table-cell>
          <table:table-cell office:value-type="float" office:value="50363" calcext:value-type="float">
            <text:p>5036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20</text:p>
          </table:table-cell>
          <table:table-cell office:value-type="float" office:value="39.331167" calcext:value-type="float">
            <text:p>39.331167</text:p>
          </table:table-cell>
          <table:table-cell office:value-type="float" office:value="33.574769" calcext:value-type="float">
            <text:p>33.574769</text:p>
          </table:table-cell>
          <table:table-cell office:value-type="float" office:value="0" calcext:value-type="float">
            <text:p>0</text:p>
          </table:table-cell>
          <table:table-cell office:value-type="float" office:value="57673" calcext:value-type="float">
            <text:p>5767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21</text:p>
          </table:table-cell>
          <table:table-cell office:value-type="float" office:value="29.14532" calcext:value-type="float">
            <text:p>29.14532</text:p>
          </table:table-cell>
          <table:table-cell office:value-type="float" office:value="23.589815" calcext:value-type="float">
            <text:p>23.589815</text:p>
          </table:table-cell>
          <table:table-cell office:value-type="float" office:value="0" calcext:value-type="float">
            <text:p>0</text:p>
          </table:table-cell>
          <table:table-cell office:value-type="float" office:value="63896" calcext:value-type="float">
            <text:p>6389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22</text:p>
          </table:table-cell>
          <table:table-cell office:value-type="float" office:value="10.114545" calcext:value-type="float">
            <text:p>10.114545</text:p>
          </table:table-cell>
          <table:table-cell office:value-type="float" office:value="15.504285" calcext:value-type="float">
            <text:p>15.504285</text:p>
          </table:table-cell>
          <table:table-cell office:value-type="float" office:value="0" calcext:value-type="float">
            <text:p>0</text:p>
          </table:table-cell>
          <table:table-cell office:value-type="float" office:value="80458" calcext:value-type="float">
            <text:p>8045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23</text:p>
          </table:table-cell>
          <table:table-cell office:value-type="float" office:value="13.637647" calcext:value-type="float">
            <text:p>13.637647</text:p>
          </table:table-cell>
          <table:table-cell office:value-type="float" office:value="15.938152" calcext:value-type="float">
            <text:p>15.938152</text:p>
          </table:table-cell>
          <table:table-cell office:value-type="float" office:value="0" calcext:value-type="float">
            <text:p>0</text:p>
          </table:table-cell>
          <table:table-cell office:value-type="float" office:value="74159" calcext:value-type="float">
            <text:p>7415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24</text:p>
          </table:table-cell>
          <table:table-cell office:value-type="float" office:value="14.156555" calcext:value-type="float">
            <text:p>14.156555</text:p>
          </table:table-cell>
          <table:table-cell office:value-type="float" office:value="14.226551" calcext:value-type="float">
            <text:p>14.226551</text:p>
          </table:table-cell>
          <table:table-cell office:value-type="float" office:value="0" calcext:value-type="float">
            <text:p>0</text:p>
          </table:table-cell>
          <table:table-cell office:value-type="float" office:value="43759" calcext:value-type="float">
            <text:p>4375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25</text:p>
          </table:table-cell>
          <table:table-cell office:value-type="float" office:value="5.686976" calcext:value-type="float">
            <text:p>5.686976</text:p>
          </table:table-cell>
          <table:table-cell office:value-type="float" office:value="6.609924" calcext:value-type="float">
            <text:p>6.609924</text:p>
          </table:table-cell>
          <table:table-cell office:value-type="float" office:value="0" calcext:value-type="float">
            <text:p>0</text:p>
          </table:table-cell>
          <table:table-cell office:value-type="float" office:value="27495" calcext:value-type="float">
            <text:p>2749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26</text:p>
          </table:table-cell>
          <table:table-cell office:value-type="float" office:value="1.761314" calcext:value-type="float">
            <text:p>1.761314</text:p>
          </table:table-cell>
          <table:table-cell office:value-type="float" office:value="3.933615" calcext:value-type="float">
            <text:p>3.933615</text:p>
          </table:table-cell>
          <table:table-cell office:value-type="float" office:value="0" calcext:value-type="float">
            <text:p>0</text:p>
          </table:table-cell>
          <table:table-cell office:value-type="float" office:value="24287" calcext:value-type="float">
            <text:p>2428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27</text:p>
          </table:table-cell>
          <table:table-cell office:value-type="float" office:value="0.665" calcext:value-type="float">
            <text:p>0.665</text:p>
          </table:table-cell>
          <table:table-cell office:value-type="float" office:value="2.170579" calcext:value-type="float">
            <text:p>2.170579</text:p>
          </table:table-cell>
          <table:table-cell office:value-type="float" office:value="0" calcext:value-type="float">
            <text:p>0</text:p>
          </table:table-cell>
          <table:table-cell office:value-type="float" office:value="18863" calcext:value-type="float">
            <text:p>1886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28</text:p>
          </table:table-cell>
          <table:table-cell office:value-type="float" office:value="0.213548" calcext:value-type="float">
            <text:p>0.213548</text:p>
          </table:table-cell>
          <table:table-cell office:value-type="float" office:value="6.875547" calcext:value-type="float">
            <text:p>6.875547</text:p>
          </table:table-cell>
          <table:table-cell office:value-type="float" office:value="0" calcext:value-type="float">
            <text:p>0</text:p>
          </table:table-cell>
          <table:table-cell office:value-type="float" office:value="53926" calcext:value-type="float">
            <text:p>5392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29</text:p>
          </table:table-cell>
          <table:table-cell office:value-type="float" office:value="0.579084" calcext:value-type="float">
            <text:p>0.579084</text:p>
          </table:table-cell>
          <table:table-cell office:value-type="float" office:value="6.920907" calcext:value-type="float">
            <text:p>6.920907</text:p>
          </table:table-cell>
          <table:table-cell office:value-type="float" office:value="0" calcext:value-type="float">
            <text:p>0</text:p>
          </table:table-cell>
          <table:table-cell office:value-type="float" office:value="51649" calcext:value-type="float">
            <text:p>5164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30</text:p>
          </table:table-cell>
          <table:table-cell office:value-type="float" office:value="1.611333" calcext:value-type="float">
            <text:p>1.611333</text:p>
          </table:table-cell>
          <table:table-cell office:value-type="float" office:value="8.20249" calcext:value-type="float">
            <text:p>8.20249</text:p>
          </table:table-cell>
          <table:table-cell office:value-type="float" office:value="0" calcext:value-type="float">
            <text:p>0</text:p>
          </table:table-cell>
          <table:table-cell office:value-type="float" office:value="70879" calcext:value-type="float">
            <text:p>7087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31</text:p>
          </table:table-cell>
          <table:table-cell office:value-type="float" office:value="1.742621" calcext:value-type="float">
            <text:p>1.742621</text:p>
          </table:table-cell>
          <table:table-cell office:value-type="float" office:value="6.045579" calcext:value-type="float">
            <text:p>6.045579</text:p>
          </table:table-cell>
          <table:table-cell office:value-type="float" office:value="0" calcext:value-type="float">
            <text:p>0</text:p>
          </table:table-cell>
          <table:table-cell office:value-type="float" office:value="59345" calcext:value-type="float">
            <text:p>5934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32</text:p>
          </table:table-cell>
          <table:table-cell office:value-type="float" office:value="0.717" calcext:value-type="float">
            <text:p>0.717</text:p>
          </table:table-cell>
          <table:table-cell office:value-type="float" office:value="5.499892" calcext:value-type="float">
            <text:p>5.499892</text:p>
          </table:table-cell>
          <table:table-cell office:value-type="float" office:value="0" calcext:value-type="float">
            <text:p>0</text:p>
          </table:table-cell>
          <table:table-cell office:value-type="float" office:value="44570" calcext:value-type="float">
            <text:p>4457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33</text:p>
          </table:table-cell>
          <table:table-cell office:value-type="float" office:value="0.848363" calcext:value-type="float">
            <text:p>0.848363</text:p>
          </table:table-cell>
          <table:table-cell office:value-type="float" office:value="4.504417" calcext:value-type="float">
            <text:p>4.504417</text:p>
          </table:table-cell>
          <table:table-cell office:value-type="float" office:value="0" calcext:value-type="float">
            <text:p>0</text:p>
          </table:table-cell>
          <table:table-cell office:value-type="float" office:value="37388" calcext:value-type="float">
            <text:p>3738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34</text:p>
          </table:table-cell>
          <table:table-cell office:value-type="float" office:value="1.720381" calcext:value-type="float">
            <text:p>1.720381</text:p>
          </table:table-cell>
          <table:table-cell office:value-type="float" office:value="7.157406" calcext:value-type="float">
            <text:p>7.157406</text:p>
          </table:table-cell>
          <table:table-cell office:value-type="float" office:value="0" calcext:value-type="float">
            <text:p>0</text:p>
          </table:table-cell>
          <table:table-cell office:value-type="float" office:value="64167" calcext:value-type="float">
            <text:p>6416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35</text:p>
          </table:table-cell>
          <table:table-cell office:value-type="float" office:value="0.664384" calcext:value-type="float">
            <text:p>0.664384</text:p>
          </table:table-cell>
          <table:table-cell office:value-type="float" office:value="6.596008" calcext:value-type="float">
            <text:p>6.596008</text:p>
          </table:table-cell>
          <table:table-cell office:value-type="float" office:value="0" calcext:value-type="float">
            <text:p>0</text:p>
          </table:table-cell>
          <table:table-cell office:value-type="float" office:value="57125" calcext:value-type="float">
            <text:p>5712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36</text:p>
          </table:table-cell>
          <table:table-cell office:value-type="float" office:value="0.460557" calcext:value-type="float">
            <text:p>0.460557</text:p>
          </table:table-cell>
          <table:table-cell office:value-type="float" office:value="7.950721" calcext:value-type="float">
            <text:p>7.950721</text:p>
          </table:table-cell>
          <table:table-cell office:value-type="float" office:value="0" calcext:value-type="float">
            <text:p>0</text:p>
          </table:table-cell>
          <table:table-cell office:value-type="float" office:value="72780" calcext:value-type="float">
            <text:p>7278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37</text:p>
          </table:table-cell>
          <table:table-cell office:value-type="float" office:value="0.432088" calcext:value-type="float">
            <text:p>0.432088</text:p>
          </table:table-cell>
          <table:table-cell office:value-type="float" office:value="5.30817" calcext:value-type="float">
            <text:p>5.30817</text:p>
          </table:table-cell>
          <table:table-cell office:value-type="float" office:value="0" calcext:value-type="float">
            <text:p>0</text:p>
          </table:table-cell>
          <table:table-cell office:value-type="float" office:value="60879" calcext:value-type="float">
            <text:p>6087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38</text:p>
          </table:table-cell>
          <table:table-cell office:value-type="float" office:value="0.514642" calcext:value-type="float">
            <text:p>0.514642</text:p>
          </table:table-cell>
          <table:table-cell office:value-type="float" office:value="6.30698" calcext:value-type="float">
            <text:p>6.30698</text:p>
          </table:table-cell>
          <table:table-cell office:value-type="float" office:value="0" calcext:value-type="float">
            <text:p>0</text:p>
          </table:table-cell>
          <table:table-cell office:value-type="float" office:value="66102" calcext:value-type="float">
            <text:p>6610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39</text:p>
          </table:table-cell>
          <table:table-cell office:value-type="float" office:value="0.493099" calcext:value-type="float">
            <text:p>0.493099</text:p>
          </table:table-cell>
          <table:table-cell office:value-type="float" office:value="4.178818" calcext:value-type="float">
            <text:p>4.178818</text:p>
          </table:table-cell>
          <table:table-cell office:value-type="float" office:value="0" calcext:value-type="float">
            <text:p>0</text:p>
          </table:table-cell>
          <table:table-cell office:value-type="float" office:value="45292" calcext:value-type="float">
            <text:p>452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40</text:p>
          </table:table-cell>
          <table:table-cell office:value-type="float" office:value="0.264416" calcext:value-type="float">
            <text:p>0.264416</text:p>
          </table:table-cell>
          <table:table-cell office:value-type="float" office:value="3.74251" calcext:value-type="float">
            <text:p>3.74251</text:p>
          </table:table-cell>
          <table:table-cell office:value-type="float" office:value="0" calcext:value-type="float">
            <text:p>0</text:p>
          </table:table-cell>
          <table:table-cell office:value-type="float" office:value="44998" calcext:value-type="float">
            <text:p>4499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41</text:p>
          </table:table-cell>
          <table:table-cell office:value-type="float" office:value="0.748602" calcext:value-type="float">
            <text:p>0.748602</text:p>
          </table:table-cell>
          <table:table-cell office:value-type="float" office:value="4.585331" calcext:value-type="float">
            <text:p>4.585331</text:p>
          </table:table-cell>
          <table:table-cell office:value-type="float" office:value="0" calcext:value-type="float">
            <text:p>0</text:p>
          </table:table-cell>
          <table:table-cell office:value-type="float" office:value="56803" calcext:value-type="float">
            <text:p>5680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42</text:p>
          </table:table-cell>
          <table:table-cell office:value-type="float" office:value="0.400822" calcext:value-type="float">
            <text:p>0.400822</text:p>
          </table:table-cell>
          <table:table-cell office:value-type="float" office:value="3.498936" calcext:value-type="float">
            <text:p>3.498936</text:p>
          </table:table-cell>
          <table:table-cell office:value-type="float" office:value="0" calcext:value-type="float">
            <text:p>0</text:p>
          </table:table-cell>
          <table:table-cell office:value-type="float" office:value="38250" calcext:value-type="float">
            <text:p>3825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43</text:p>
          </table:table-cell>
          <table:table-cell office:value-type="float" office:value="0.297418" calcext:value-type="float">
            <text:p>0.297418</text:p>
          </table:table-cell>
          <table:table-cell office:value-type="float" office:value="3.388139" calcext:value-type="float">
            <text:p>3.388139</text:p>
          </table:table-cell>
          <table:table-cell office:value-type="float" office:value="0" calcext:value-type="float">
            <text:p>0</text:p>
          </table:table-cell>
          <table:table-cell office:value-type="float" office:value="36837" calcext:value-type="float">
            <text:p>3683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44</text:p>
          </table:table-cell>
          <table:table-cell office:value-type="float" office:value="0.760728" calcext:value-type="float">
            <text:p>0.760728</text:p>
          </table:table-cell>
          <table:table-cell office:value-type="float" office:value="3.128343" calcext:value-type="float">
            <text:p>3.128343</text:p>
          </table:table-cell>
          <table:table-cell office:value-type="float" office:value="0" calcext:value-type="float">
            <text:p>0</text:p>
          </table:table-cell>
          <table:table-cell office:value-type="float" office:value="42476" calcext:value-type="float">
            <text:p>4247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45</text:p>
          </table:table-cell>
          <table:table-cell office:value-type="float" office:value="0.440475" calcext:value-type="float">
            <text:p>0.440475</text:p>
          </table:table-cell>
          <table:table-cell office:value-type="float" office:value="3.249779" calcext:value-type="float">
            <text:p>3.249779</text:p>
          </table:table-cell>
          <table:table-cell office:value-type="float" office:value="0" calcext:value-type="float">
            <text:p>0</text:p>
          </table:table-cell>
          <table:table-cell office:value-type="float" office:value="52210" calcext:value-type="float">
            <text:p>5221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46</text:p>
          </table:table-cell>
          <table:table-cell office:value-type="float" office:value="0.268767" calcext:value-type="float">
            <text:p>0.268767</text:p>
          </table:table-cell>
          <table:table-cell office:value-type="float" office:value="4.423411" calcext:value-type="float">
            <text:p>4.423411</text:p>
          </table:table-cell>
          <table:table-cell office:value-type="float" office:value="0" calcext:value-type="float">
            <text:p>0</text:p>
          </table:table-cell>
          <table:table-cell office:value-type="float" office:value="85531" calcext:value-type="float">
            <text:p>8553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50</text:p>
          </table:table-cell>
          <table:table-cell office:value-type="float" office:value="69.85555" calcext:value-type="float">
            <text:p>69.85555</text:p>
          </table:table-cell>
          <table:table-cell office:value-type="float" office:value="83.304512" calcext:value-type="float">
            <text:p>83.304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51</text:p>
          </table:table-cell>
          <table:table-cell office:value-type="float" office:value="0.184991" calcext:value-type="float">
            <text:p>0.184991</text:p>
          </table:table-cell>
          <table:table-cell office:value-type="float" office:value="75.254115" calcext:value-type="float">
            <text:p>75.254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54</text:p>
          </table:table-cell>
          <table:table-cell office:value-type="float" office:value="0.324058" calcext:value-type="float">
            <text:p>0.324058</text:p>
          </table:table-cell>
          <table:table-cell office:value-type="float" office:value="141.236534" calcext:value-type="float">
            <text:p>141.236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55</text:p>
          </table:table-cell>
          <table:table-cell office:value-type="float" office:value="0.197001" calcext:value-type="float">
            <text:p>0.197001</text:p>
          </table:table-cell>
          <table:table-cell office:value-type="float" office:value="109.370526" calcext:value-type="float">
            <text:p>109.370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56</text:p>
          </table:table-cell>
          <table:table-cell office:value-type="float" office:value="0.479916" calcext:value-type="float">
            <text:p>0.479916</text:p>
          </table:table-cell>
          <table:table-cell office:value-type="float" office:value="141.639768" calcext:value-type="float">
            <text:p>141.639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57</text:p>
          </table:table-cell>
          <table:table-cell office:value-type="float" office:value="0.090556" calcext:value-type="float">
            <text:p>0.090556</text:p>
          </table:table-cell>
          <table:table-cell office:value-type="float" office:value="86.829716" calcext:value-type="float">
            <text:p>86.829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49:59</text:p>
          </table:table-cell>
          <table:table-cell office:value-type="float" office:value="0.17754" calcext:value-type="float">
            <text:p>0.17754</text:p>
          </table:table-cell>
          <table:table-cell office:value-type="float" office:value="97.848192" calcext:value-type="float">
            <text:p>97.848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50:00</text:p>
          </table:table-cell>
          <table:table-cell office:value-type="float" office:value="0.10483" calcext:value-type="float">
            <text:p>0.10483</text:p>
          </table:table-cell>
          <table:table-cell office:value-type="float" office:value="94.105391" calcext:value-type="float">
            <text:p>94.105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50:01</text:p>
          </table:table-cell>
          <table:table-cell office:value-type="float" office:value="2.256177" calcext:value-type="float">
            <text:p>2.256177</text:p>
          </table:table-cell>
          <table:table-cell office:value-type="float" office:value="105.401521" calcext:value-type="float">
            <text:p>105.401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50:02</text:p>
          </table:table-cell>
          <table:table-cell office:value-type="float" office:value="0.105279" calcext:value-type="float">
            <text:p>0.105279</text:p>
          </table:table-cell>
          <table:table-cell office:value-type="float" office:value="104.184547" calcext:value-type="float">
            <text:p>104.184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50:33</text:p>
          </table:table-cell>
          <table:table-cell office:value-type="float" office:value="1.760741" calcext:value-type="float">
            <text:p>1.760741</text:p>
          </table:table-cell>
          <table:table-cell office:value-type="float" office:value="73.068365" calcext:value-type="float">
            <text:p>73.068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50:49</text:p>
          </table:table-cell>
          <table:table-cell office:value-type="float" office:value="58.97246" calcext:value-type="float">
            <text:p>58.97246</text:p>
          </table:table-cell>
          <table:table-cell office:value-type="float" office:value="121.98796" calcext:value-type="float">
            <text:p>121.98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50:51</text:p>
          </table:table-cell>
          <table:table-cell office:value-type="float" office:value="24.259205" calcext:value-type="float">
            <text:p>24.259205</text:p>
          </table:table-cell>
          <table:table-cell office:value-type="float" office:value="63.749603" calcext:value-type="float">
            <text:p>63.749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50:53</text:p>
          </table:table-cell>
          <table:table-cell office:value-type="float" office:value="94.012348" calcext:value-type="float">
            <text:p>94.012348</text:p>
          </table:table-cell>
          <table:table-cell office:value-type="float" office:value="4.393082" calcext:value-type="float">
            <text:p>4.393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50:54</text:p>
          </table:table-cell>
          <table:table-cell office:value-type="float" office:value="46.220067" calcext:value-type="float">
            <text:p>46.220067</text:p>
          </table:table-cell>
          <table:table-cell office:value-type="float" office:value="93.823474" calcext:value-type="float">
            <text:p>93.823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50:55</text:p>
          </table:table-cell>
          <table:table-cell office:value-type="float" office:value="60.897449" calcext:value-type="float">
            <text:p>60.897449</text:p>
          </table:table-cell>
          <table:table-cell office:value-type="float" office:value="123.192208" calcext:value-type="float">
            <text:p>123.192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50:56</text:p>
          </table:table-cell>
          <table:table-cell office:value-type="float" office:value="45.699588" calcext:value-type="float">
            <text:p>45.699588</text:p>
          </table:table-cell>
          <table:table-cell office:value-type="float" office:value="95.852315" calcext:value-type="float">
            <text:p>95.852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50:57</text:p>
          </table:table-cell>
          <table:table-cell office:value-type="float" office:value="99.755833" calcext:value-type="float">
            <text:p>99.755833</text:p>
          </table:table-cell>
          <table:table-cell office:value-type="float" office:value="0.542254" calcext:value-type="float">
            <text:p>0.542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50:58</text:p>
          </table:table-cell>
          <table:table-cell office:value-type="float" office:value="100.53611" calcext:value-type="float">
            <text:p>100.53611</text:p>
          </table:table-cell>
          <table:table-cell office:value-type="float" office:value="0.542054" calcext:value-type="float">
            <text:p>0.542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50:59</text:p>
          </table:table-cell>
          <table:table-cell office:value-type="float" office:value="37.190219" calcext:value-type="float">
            <text:p>37.190219</text:p>
          </table:table-cell>
          <table:table-cell office:value-type="float" office:value="81.473378" calcext:value-type="float">
            <text:p>81.473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51:00</text:p>
          </table:table-cell>
          <table:table-cell office:value-type="float" office:value="87.693544" calcext:value-type="float">
            <text:p>87.693544</text:p>
          </table:table-cell>
          <table:table-cell office:value-type="float" office:value="16.782569" calcext:value-type="float">
            <text:p>16.782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51:01</text:p>
          </table:table-cell>
          <table:table-cell office:value-type="float" office:value="95.133129" calcext:value-type="float">
            <text:p>95.133129</text:p>
          </table:table-cell>
          <table:table-cell office:value-type="float" office:value="17.831114" calcext:value-type="float">
            <text:p>17.831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51:02</text:p>
          </table:table-cell>
          <table:table-cell office:value-type="float" office:value="56.021779" calcext:value-type="float">
            <text:p>56.021779</text:p>
          </table:table-cell>
          <table:table-cell office:value-type="float" office:value="70.810091" calcext:value-type="float">
            <text:p>70.810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51:03</text:p>
          </table:table-cell>
          <table:table-cell office:value-type="float" office:value="37.197348" calcext:value-type="float">
            <text:p>37.197348</text:p>
          </table:table-cell>
          <table:table-cell office:value-type="float" office:value="85.476167" calcext:value-type="float">
            <text:p>85.476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51:04</text:p>
          </table:table-cell>
          <table:table-cell office:value-type="float" office:value="80.302656" calcext:value-type="float">
            <text:p>80.302656</text:p>
          </table:table-cell>
          <table:table-cell office:value-type="float" office:value="30.785505" calcext:value-type="float">
            <text:p>30.785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51:05</text:p>
          </table:table-cell>
          <table:table-cell office:value-type="float" office:value="46.246967" calcext:value-type="float">
            <text:p>46.246967</text:p>
          </table:table-cell>
          <table:table-cell office:value-type="float" office:value="109.865527" calcext:value-type="float">
            <text:p>109.865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51:06</text:p>
          </table:table-cell>
          <table:table-cell office:value-type="float" office:value="37.022822" calcext:value-type="float">
            <text:p>37.022822</text:p>
          </table:table-cell>
          <table:table-cell office:value-type="float" office:value="86.234053" calcext:value-type="float">
            <text:p>86.234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51:07</text:p>
          </table:table-cell>
          <table:table-cell office:value-type="float" office:value="34.083564" calcext:value-type="float">
            <text:p>34.083564</text:p>
          </table:table-cell>
          <table:table-cell office:value-type="float" office:value="83.680696" calcext:value-type="float">
            <text:p>83.680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51:08</text:p>
          </table:table-cell>
          <table:table-cell office:value-type="float" office:value="61.87769" calcext:value-type="float">
            <text:p>61.87769</text:p>
          </table:table-cell>
          <table:table-cell office:value-type="float" office:value="155.213816" calcext:value-type="float">
            <text:p>155.213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51:10</text:p>
          </table:table-cell>
          <table:table-cell office:value-type="float" office:value="47.548306" calcext:value-type="float">
            <text:p>47.548306</text:p>
          </table:table-cell>
          <table:table-cell office:value-type="float" office:value="118.325776" calcext:value-type="float">
            <text:p>118.325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51:11</text:p>
          </table:table-cell>
          <table:table-cell office:value-type="float" office:value="41.209577" calcext:value-type="float">
            <text:p>41.209577</text:p>
          </table:table-cell>
          <table:table-cell office:value-type="float" office:value="106.007686" calcext:value-type="float">
            <text:p>106.007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51:12</text:p>
          </table:table-cell>
          <table:table-cell office:value-type="float" office:value="37.225103" calcext:value-type="float">
            <text:p>37.225103</text:p>
          </table:table-cell>
          <table:table-cell office:value-type="float" office:value="96.637035" calcext:value-type="float">
            <text:p>96.637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51:13</text:p>
          </table:table-cell>
          <table:table-cell office:value-type="float" office:value="68.70746" calcext:value-type="float">
            <text:p>68.70746</text:p>
          </table:table-cell>
          <table:table-cell office:value-type="float" office:value="82.507743" calcext:value-type="float">
            <text:p>82.507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51:14</text:p>
          </table:table-cell>
          <table:table-cell office:value-type="float" office:value="40.776865" calcext:value-type="float">
            <text:p>40.776865</text:p>
          </table:table-cell>
          <table:table-cell office:value-type="float" office:value="109.841562" calcext:value-type="float">
            <text:p>109.841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51:15</text:p>
          </table:table-cell>
          <table:table-cell office:value-type="float" office:value="38.421702" calcext:value-type="float">
            <text:p>38.421702</text:p>
          </table:table-cell>
          <table:table-cell office:value-type="float" office:value="105.393056" calcext:value-type="float">
            <text:p>105.393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51:16</text:p>
          </table:table-cell>
          <table:table-cell office:value-type="float" office:value="38.480839" calcext:value-type="float">
            <text:p>38.480839</text:p>
          </table:table-cell>
          <table:table-cell office:value-type="float" office:value="106.043562" calcext:value-type="float">
            <text:p>106.043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51:17</text:p>
          </table:table-cell>
          <table:table-cell office:value-type="float" office:value="147.48717" calcext:value-type="float">
            <text:p>147.48717</text:p>
          </table:table-cell>
          <table:table-cell office:value-type="float" office:value="86.704844" calcext:value-type="float">
            <text:p>86.704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51:18</text:p>
          </table:table-cell>
          <table:table-cell office:value-type="float" office:value="37.708282" calcext:value-type="float">
            <text:p>37.708282</text:p>
          </table:table-cell>
          <table:table-cell office:value-type="float" office:value="104.519718" calcext:value-type="float">
            <text:p>104.519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51:20</text:p>
          </table:table-cell>
          <table:table-cell office:value-type="float" office:value="61.325061" calcext:value-type="float">
            <text:p>61.325061</text:p>
          </table:table-cell>
          <table:table-cell office:value-type="float" office:value="174.709167" calcext:value-type="float">
            <text:p>174.709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51:21</text:p>
          </table:table-cell>
          <table:table-cell office:value-type="float" office:value="32.012213" calcext:value-type="float">
            <text:p>32.012213</text:p>
          </table:table-cell>
          <table:table-cell office:value-type="float" office:value="89.389576" calcext:value-type="float">
            <text:p>89.389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08:51:24</text:p>
          </table:table-cell>
          <table:table-cell office:value-type="float" office:value="30.375509" calcext:value-type="float">
            <text:p>30.375509</text:p>
          </table:table-cell>
          <table:table-cell office:value-type="float" office:value="91.841173" calcext:value-type="float">
            <text:p>91.841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Linux_X86_64 LibreOffice_project/7556cbc6811c9d992f4064ab9287069087d7f62c</meta:generator>
    <dc:date>2017-09-20T09:03:43.293702277</dc:date>
    <meta:editing-duration>PT5M50S</meta:editing-duration>
    <meta:editing-cycles>1</meta:editing-cycles>
    <meta:document-statistic meta:table-count="1" meta:cell-count="100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44cm" svg:y="0.315cm" chart:style-name="ch2">
          <text:p>Long test, by time</text:p>
        </chart:title>
        <chart:legend chart:legend-position="end" svg:x="14.001cm" svg:y="4.005cm" style:legend-expansion="high" chart:style-name="ch3"/>
        <chart:plot-area chart:style-name="ch4" table:cell-range-address="test84.B1:test84.D143" chart:data-source-has-labels="both" svg:x="0.32cm" svg:y="1.248cm" svg:width="13.361cm" svg:height="7.572cm">
          <chartooo:coordinate-region svg:x="1.334cm" svg:y="1.248cm" svg:width="12.347cm" svg:height="5.97cm"/>
          <chart:axis chart:dimension="x" chart:name="primary-x" chart:style-name="ch5" chartooo:axis-type="auto">
            <chartooo:date-scale/>
            <chart:categories table:cell-range-address="test84.B2:test84.B1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84.C2:test84.C143" chart:label-cell-address="test84.C1:test84.C1" chart:class="chart:bar">
            <chart:data-point chart:repeated="142"/>
          </chart:series>
          <chart:series chart:style-name="ch9" chart:values-cell-range-address="test84.D2:test84.D143" chart:label-cell-address="test84.D1:test84.D1" chart:class="chart:bar">
            <chart:data-point chart:repeated="1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84.C1:test84.C1</svg:desc>
                </draw:g>
              </table:table-cell>
              <table:table-cell office:value-type="string">
                <text:p>xfertime</text:p>
                <draw:g>
                  <svg:desc>test84.D1:test8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8:48:06</text:p>
                <draw:g>
                  <svg:desc>test84.B2:test84.B143</svg:desc>
                </draw:g>
              </table:table-cell>
              <table:table-cell office:value-type="float" office:value="0.0529">
                <text:p>0.0529</text:p>
                <draw:g>
                  <svg:desc>test84.C2:test84.C143</svg:desc>
                </draw:g>
              </table:table-cell>
              <table:table-cell office:value-type="float" office:value="0.143908">
                <text:p>0.143908</text:p>
                <draw:g>
                  <svg:desc>test84.D2:test84.D143</svg:desc>
                </draw:g>
              </table:table-cell>
            </table:table-row>
            <table:table-row>
              <table:table-cell office:value-type="string">
                <text:p>08:48:07</text:p>
              </table:table-cell>
              <table:table-cell office:value-type="float" office:value="0.044513">
                <text:p>0.044513</text:p>
              </table:table-cell>
              <table:table-cell office:value-type="float" office:value="0.036552">
                <text:p>0.036552</text:p>
              </table:table-cell>
            </table:table-row>
            <table:table-row>
              <table:table-cell office:value-type="string">
                <text:p>08:48:08</text:p>
              </table:table-cell>
              <table:table-cell office:value-type="float" office:value="0.044363">
                <text:p>0.044363</text:p>
              </table:table-cell>
              <table:table-cell office:value-type="float" office:value="0.030529">
                <text:p>0.030529</text:p>
              </table:table-cell>
            </table:table-row>
            <table:table-row>
              <table:table-cell office:value-type="string">
                <text:p>08:48:09</text:p>
              </table:table-cell>
              <table:table-cell office:value-type="float" office:value="0.043226">
                <text:p>0.043226</text:p>
              </table:table-cell>
              <table:table-cell office:value-type="float" office:value="0.015752">
                <text:p>0.015752</text:p>
              </table:table-cell>
            </table:table-row>
            <table:table-row>
              <table:table-cell office:value-type="string">
                <text:p>08:48:10</text:p>
              </table:table-cell>
              <table:table-cell office:value-type="float" office:value="0.048851">
                <text:p>0.048851</text:p>
              </table:table-cell>
              <table:table-cell office:value-type="float" office:value="0.056459">
                <text:p>0.056459</text:p>
              </table:table-cell>
            </table:table-row>
            <table:table-row>
              <table:table-cell office:value-type="string">
                <text:p>08:48:11</text:p>
              </table:table-cell>
              <table:table-cell office:value-type="float" office:value="0.063518">
                <text:p>0.063518</text:p>
              </table:table-cell>
              <table:table-cell office:value-type="float" office:value="0.424622">
                <text:p>0.424622</text:p>
              </table:table-cell>
            </table:table-row>
            <table:table-row>
              <table:table-cell office:value-type="string">
                <text:p>08:48:12</text:p>
              </table:table-cell>
              <table:table-cell office:value-type="float" office:value="0.077022">
                <text:p>0.077022</text:p>
              </table:table-cell>
              <table:table-cell office:value-type="float" office:value="1.615925">
                <text:p>1.615925</text:p>
              </table:table-cell>
            </table:table-row>
            <table:table-row>
              <table:table-cell office:value-type="string">
                <text:p>08:48:13</text:p>
              </table:table-cell>
              <table:table-cell office:value-type="float" office:value="0.099195">
                <text:p>0.099195</text:p>
              </table:table-cell>
              <table:table-cell office:value-type="float" office:value="1.589438">
                <text:p>1.589438</text:p>
              </table:table-cell>
            </table:table-row>
            <table:table-row>
              <table:table-cell office:value-type="string">
                <text:p>08:48:14</text:p>
              </table:table-cell>
              <table:table-cell office:value-type="float" office:value="0.109663">
                <text:p>0.109663</text:p>
              </table:table-cell>
              <table:table-cell office:value-type="float" office:value="1.583997">
                <text:p>1.583997</text:p>
              </table:table-cell>
            </table:table-row>
            <table:table-row>
              <table:table-cell office:value-type="string">
                <text:p>08:48:15</text:p>
              </table:table-cell>
              <table:table-cell office:value-type="float" office:value="0.086872">
                <text:p>0.086872</text:p>
              </table:table-cell>
              <table:table-cell office:value-type="float" office:value="1.928135">
                <text:p>1.928135</text:p>
              </table:table-cell>
            </table:table-row>
            <table:table-row>
              <table:table-cell office:value-type="string">
                <text:p>08:48:16</text:p>
              </table:table-cell>
              <table:table-cell office:value-type="float" office:value="0.125422">
                <text:p>0.125422</text:p>
              </table:table-cell>
              <table:table-cell office:value-type="float" office:value="4.902689">
                <text:p>4.902689</text:p>
              </table:table-cell>
            </table:table-row>
            <table:table-row>
              <table:table-cell office:value-type="string">
                <text:p>08:48:17</text:p>
              </table:table-cell>
              <table:table-cell office:value-type="float" office:value="0.161602">
                <text:p>0.161602</text:p>
              </table:table-cell>
              <table:table-cell office:value-type="float" office:value="6.163435">
                <text:p>6.163435</text:p>
              </table:table-cell>
            </table:table-row>
            <table:table-row>
              <table:table-cell office:value-type="string">
                <text:p>08:48:18</text:p>
              </table:table-cell>
              <table:table-cell office:value-type="float" office:value="0.141555">
                <text:p>0.141555</text:p>
              </table:table-cell>
              <table:table-cell office:value-type="float" office:value="6.948357">
                <text:p>6.948357</text:p>
              </table:table-cell>
            </table:table-row>
            <table:table-row>
              <table:table-cell office:value-type="string">
                <text:p>08:48:19</text:p>
              </table:table-cell>
              <table:table-cell office:value-type="float" office:value="0.195674">
                <text:p>0.195674</text:p>
              </table:table-cell>
              <table:table-cell office:value-type="float" office:value="7.188608">
                <text:p>7.188608</text:p>
              </table:table-cell>
            </table:table-row>
            <table:table-row>
              <table:table-cell office:value-type="string">
                <text:p>08:48:20</text:p>
              </table:table-cell>
              <table:table-cell office:value-type="float" office:value="0.172056">
                <text:p>0.172056</text:p>
              </table:table-cell>
              <table:table-cell office:value-type="float" office:value="4.376086">
                <text:p>4.376086</text:p>
              </table:table-cell>
            </table:table-row>
            <table:table-row>
              <table:table-cell office:value-type="string">
                <text:p>08:48:21</text:p>
              </table:table-cell>
              <table:table-cell office:value-type="float" office:value="0.166207">
                <text:p>0.166207</text:p>
              </table:table-cell>
              <table:table-cell office:value-type="float" office:value="5.371899">
                <text:p>5.371899</text:p>
              </table:table-cell>
            </table:table-row>
            <table:table-row>
              <table:table-cell office:value-type="string">
                <text:p>08:48:22</text:p>
              </table:table-cell>
              <table:table-cell office:value-type="float" office:value="0.1871">
                <text:p>0.1871</text:p>
              </table:table-cell>
              <table:table-cell office:value-type="float" office:value="4.588707">
                <text:p>4.588707</text:p>
              </table:table-cell>
            </table:table-row>
            <table:table-row>
              <table:table-cell office:value-type="string">
                <text:p>08:48:23</text:p>
              </table:table-cell>
              <table:table-cell office:value-type="float" office:value="0.317171">
                <text:p>0.317171</text:p>
              </table:table-cell>
              <table:table-cell office:value-type="float" office:value="4.44979">
                <text:p>4.44979</text:p>
              </table:table-cell>
            </table:table-row>
            <table:table-row>
              <table:table-cell office:value-type="string">
                <text:p>08:48:24</text:p>
              </table:table-cell>
              <table:table-cell office:value-type="float" office:value="0.223531">
                <text:p>0.223531</text:p>
              </table:table-cell>
              <table:table-cell office:value-type="float" office:value="3.360552">
                <text:p>3.360552</text:p>
              </table:table-cell>
            </table:table-row>
            <table:table-row>
              <table:table-cell office:value-type="string">
                <text:p>08:48:25</text:p>
              </table:table-cell>
              <table:table-cell office:value-type="float" office:value="0.164961">
                <text:p>0.164961</text:p>
              </table:table-cell>
              <table:table-cell office:value-type="float" office:value="1.943373">
                <text:p>1.943373</text:p>
              </table:table-cell>
            </table:table-row>
            <table:table-row>
              <table:table-cell office:value-type="string">
                <text:p>08:48:26</text:p>
              </table:table-cell>
              <table:table-cell office:value-type="float" office:value="0.483168">
                <text:p>0.483168</text:p>
              </table:table-cell>
              <table:table-cell office:value-type="float" office:value="4.123081">
                <text:p>4.123081</text:p>
              </table:table-cell>
            </table:table-row>
            <table:table-row>
              <table:table-cell office:value-type="string">
                <text:p>08:48:27</text:p>
              </table:table-cell>
              <table:table-cell office:value-type="float" office:value="0.162054">
                <text:p>0.162054</text:p>
              </table:table-cell>
              <table:table-cell office:value-type="float" office:value="2.104617">
                <text:p>2.104617</text:p>
              </table:table-cell>
            </table:table-row>
            <table:table-row>
              <table:table-cell office:value-type="string">
                <text:p>08:48:28</text:p>
              </table:table-cell>
              <table:table-cell office:value-type="float" office:value="0.183743">
                <text:p>0.183743</text:p>
              </table:table-cell>
              <table:table-cell office:value-type="float" office:value="2.535324">
                <text:p>2.535324</text:p>
              </table:table-cell>
            </table:table-row>
            <table:table-row>
              <table:table-cell office:value-type="string">
                <text:p>08:48:29</text:p>
              </table:table-cell>
              <table:table-cell office:value-type="float" office:value="0.196178">
                <text:p>0.196178</text:p>
              </table:table-cell>
              <table:table-cell office:value-type="float" office:value="4.357329">
                <text:p>4.357329</text:p>
              </table:table-cell>
            </table:table-row>
            <table:table-row>
              <table:table-cell office:value-type="string">
                <text:p>08:48:30</text:p>
              </table:table-cell>
              <table:table-cell office:value-type="float" office:value="0.188853">
                <text:p>0.188853</text:p>
              </table:table-cell>
              <table:table-cell office:value-type="float" office:value="3.957995">
                <text:p>3.957995</text:p>
              </table:table-cell>
            </table:table-row>
            <table:table-row>
              <table:table-cell office:value-type="string">
                <text:p>08:48:31</text:p>
              </table:table-cell>
              <table:table-cell office:value-type="float" office:value="0.160374">
                <text:p>0.160374</text:p>
              </table:table-cell>
              <table:table-cell office:value-type="float" office:value="4.630716">
                <text:p>4.630716</text:p>
              </table:table-cell>
            </table:table-row>
            <table:table-row>
              <table:table-cell office:value-type="string">
                <text:p>08:48:32</text:p>
              </table:table-cell>
              <table:table-cell office:value-type="float" office:value="0.222352">
                <text:p>0.222352</text:p>
              </table:table-cell>
              <table:table-cell office:value-type="float" office:value="2.039819">
                <text:p>2.039819</text:p>
              </table:table-cell>
            </table:table-row>
            <table:table-row>
              <table:table-cell office:value-type="string">
                <text:p>08:48:33</text:p>
              </table:table-cell>
              <table:table-cell office:value-type="float" office:value="0.19995">
                <text:p>0.19995</text:p>
              </table:table-cell>
              <table:table-cell office:value-type="float" office:value="1.36709">
                <text:p>1.36709</text:p>
              </table:table-cell>
            </table:table-row>
            <table:table-row>
              <table:table-cell office:value-type="string">
                <text:p>08:48:34</text:p>
              </table:table-cell>
              <table:table-cell office:value-type="float" office:value="0.159337">
                <text:p>0.159337</text:p>
              </table:table-cell>
              <table:table-cell office:value-type="float" office:value="2.438841">
                <text:p>2.438841</text:p>
              </table:table-cell>
            </table:table-row>
            <table:table-row>
              <table:table-cell office:value-type="string">
                <text:p>08:48:35</text:p>
              </table:table-cell>
              <table:table-cell office:value-type="float" office:value="0.156008">
                <text:p>0.156008</text:p>
              </table:table-cell>
              <table:table-cell office:value-type="float" office:value="2.164343">
                <text:p>2.164343</text:p>
              </table:table-cell>
            </table:table-row>
            <table:table-row>
              <table:table-cell office:value-type="string">
                <text:p>08:48:36</text:p>
              </table:table-cell>
              <table:table-cell office:value-type="float" office:value="0.176001">
                <text:p>0.176001</text:p>
              </table:table-cell>
              <table:table-cell office:value-type="float" office:value="6.10914">
                <text:p>6.10914</text:p>
              </table:table-cell>
            </table:table-row>
            <table:table-row>
              <table:table-cell office:value-type="string">
                <text:p>08:48:37</text:p>
              </table:table-cell>
              <table:table-cell office:value-type="float" office:value="0.1364">
                <text:p>0.1364</text:p>
              </table:table-cell>
              <table:table-cell office:value-type="float" office:value="2.012407">
                <text:p>2.012407</text:p>
              </table:table-cell>
            </table:table-row>
            <table:table-row>
              <table:table-cell office:value-type="string">
                <text:p>08:48:38</text:p>
              </table:table-cell>
              <table:table-cell office:value-type="float" office:value="0.13061">
                <text:p>0.13061</text:p>
              </table:table-cell>
              <table:table-cell office:value-type="float" office:value="1.321006">
                <text:p>1.321006</text:p>
              </table:table-cell>
            </table:table-row>
            <table:table-row>
              <table:table-cell office:value-type="string">
                <text:p>08:48:39</text:p>
              </table:table-cell>
              <table:table-cell office:value-type="float" office:value="0.130974">
                <text:p>0.130974</text:p>
              </table:table-cell>
              <table:table-cell office:value-type="float" office:value="3.37056">
                <text:p>3.37056</text:p>
              </table:table-cell>
            </table:table-row>
            <table:table-row>
              <table:table-cell office:value-type="string">
                <text:p>08:48:40</text:p>
              </table:table-cell>
              <table:table-cell office:value-type="float" office:value="0.128016">
                <text:p>0.128016</text:p>
              </table:table-cell>
              <table:table-cell office:value-type="float" office:value="4.091342">
                <text:p>4.091342</text:p>
              </table:table-cell>
            </table:table-row>
            <table:table-row>
              <table:table-cell office:value-type="string">
                <text:p>08:48:41</text:p>
              </table:table-cell>
              <table:table-cell office:value-type="float" office:value="0.13617">
                <text:p>0.13617</text:p>
              </table:table-cell>
              <table:table-cell office:value-type="float" office:value="5.117463">
                <text:p>5.117463</text:p>
              </table:table-cell>
            </table:table-row>
            <table:table-row>
              <table:table-cell office:value-type="string">
                <text:p>08:48:42</text:p>
              </table:table-cell>
              <table:table-cell office:value-type="float" office:value="0.185208">
                <text:p>0.185208</text:p>
              </table:table-cell>
              <table:table-cell office:value-type="float" office:value="3.792852">
                <text:p>3.792852</text:p>
              </table:table-cell>
            </table:table-row>
            <table:table-row>
              <table:table-cell office:value-type="string">
                <text:p>08:48:43</text:p>
              </table:table-cell>
              <table:table-cell office:value-type="float" office:value="0.179914">
                <text:p>0.179914</text:p>
              </table:table-cell>
              <table:table-cell office:value-type="float" office:value="10.613836">
                <text:p>10.613836</text:p>
              </table:table-cell>
            </table:table-row>
            <table:table-row>
              <table:table-cell office:value-type="string">
                <text:p>08:48:44</text:p>
              </table:table-cell>
              <table:table-cell office:value-type="float" office:value="0.264873">
                <text:p>0.264873</text:p>
              </table:table-cell>
              <table:table-cell office:value-type="float" office:value="14.191313">
                <text:p>14.191313</text:p>
              </table:table-cell>
            </table:table-row>
            <table:table-row>
              <table:table-cell office:value-type="string">
                <text:p>08:48:45</text:p>
              </table:table-cell>
              <table:table-cell office:value-type="float" office:value="0.315774">
                <text:p>0.315774</text:p>
              </table:table-cell>
              <table:table-cell office:value-type="float" office:value="9.945834">
                <text:p>9.945834</text:p>
              </table:table-cell>
            </table:table-row>
            <table:table-row>
              <table:table-cell office:value-type="string">
                <text:p>08:48:46</text:p>
              </table:table-cell>
              <table:table-cell office:value-type="float" office:value="0.26473">
                <text:p>0.26473</text:p>
              </table:table-cell>
              <table:table-cell office:value-type="float" office:value="4.771814">
                <text:p>4.771814</text:p>
              </table:table-cell>
            </table:table-row>
            <table:table-row>
              <table:table-cell office:value-type="string">
                <text:p>08:48:47</text:p>
              </table:table-cell>
              <table:table-cell office:value-type="float" office:value="0.213545">
                <text:p>0.213545</text:p>
              </table:table-cell>
              <table:table-cell office:value-type="float" office:value="9.701648">
                <text:p>9.701648</text:p>
              </table:table-cell>
            </table:table-row>
            <table:table-row>
              <table:table-cell office:value-type="string">
                <text:p>08:48:48</text:p>
              </table:table-cell>
              <table:table-cell office:value-type="float" office:value="0.176507">
                <text:p>0.176507</text:p>
              </table:table-cell>
              <table:table-cell office:value-type="float" office:value="13.834264">
                <text:p>13.834264</text:p>
              </table:table-cell>
            </table:table-row>
            <table:table-row>
              <table:table-cell office:value-type="string">
                <text:p>08:48:49</text:p>
              </table:table-cell>
              <table:table-cell office:value-type="float" office:value="0.630492">
                <text:p>0.630492</text:p>
              </table:table-cell>
              <table:table-cell office:value-type="float" office:value="8.231331">
                <text:p>8.231331</text:p>
              </table:table-cell>
            </table:table-row>
            <table:table-row>
              <table:table-cell office:value-type="string">
                <text:p>08:48:50</text:p>
              </table:table-cell>
              <table:table-cell office:value-type="float" office:value="0.757737">
                <text:p>0.757737</text:p>
              </table:table-cell>
              <table:table-cell office:value-type="float" office:value="6.070801">
                <text:p>6.070801</text:p>
              </table:table-cell>
            </table:table-row>
            <table:table-row>
              <table:table-cell office:value-type="string">
                <text:p>08:48:51</text:p>
              </table:table-cell>
              <table:table-cell office:value-type="float" office:value="0.191469">
                <text:p>0.191469</text:p>
              </table:table-cell>
              <table:table-cell office:value-type="float" office:value="16.495221">
                <text:p>16.495221</text:p>
              </table:table-cell>
            </table:table-row>
            <table:table-row>
              <table:table-cell office:value-type="string">
                <text:p>08:48:52</text:p>
              </table:table-cell>
              <table:table-cell office:value-type="float" office:value="0.223501">
                <text:p>0.223501</text:p>
              </table:table-cell>
              <table:table-cell office:value-type="float" office:value="16.506342">
                <text:p>16.506342</text:p>
              </table:table-cell>
            </table:table-row>
            <table:table-row>
              <table:table-cell office:value-type="string">
                <text:p>08:48:53</text:p>
              </table:table-cell>
              <table:table-cell office:value-type="float" office:value="0.7294">
                <text:p>0.7294</text:p>
              </table:table-cell>
              <table:table-cell office:value-type="float" office:value="17.61696">
                <text:p>17.61696</text:p>
              </table:table-cell>
            </table:table-row>
            <table:table-row>
              <table:table-cell office:value-type="string">
                <text:p>08:48:54</text:p>
              </table:table-cell>
              <table:table-cell office:value-type="float" office:value="0.322327">
                <text:p>0.322327</text:p>
              </table:table-cell>
              <table:table-cell office:value-type="float" office:value="11.557007">
                <text:p>11.557007</text:p>
              </table:table-cell>
            </table:table-row>
            <table:table-row>
              <table:table-cell office:value-type="string">
                <text:p>08:48:55</text:p>
              </table:table-cell>
              <table:table-cell office:value-type="float" office:value="0.298433">
                <text:p>0.298433</text:p>
              </table:table-cell>
              <table:table-cell office:value-type="float" office:value="8.817989">
                <text:p>8.817989</text:p>
              </table:table-cell>
            </table:table-row>
            <table:table-row>
              <table:table-cell office:value-type="string">
                <text:p>08:48:56</text:p>
              </table:table-cell>
              <table:table-cell office:value-type="float" office:value="0.519108">
                <text:p>0.519108</text:p>
              </table:table-cell>
              <table:table-cell office:value-type="float" office:value="11.741077">
                <text:p>11.741077</text:p>
              </table:table-cell>
            </table:table-row>
            <table:table-row>
              <table:table-cell office:value-type="string">
                <text:p>08:48:57</text:p>
              </table:table-cell>
              <table:table-cell office:value-type="float" office:value="0.814315">
                <text:p>0.814315</text:p>
              </table:table-cell>
              <table:table-cell office:value-type="float" office:value="13.369592">
                <text:p>13.369592</text:p>
              </table:table-cell>
            </table:table-row>
            <table:table-row>
              <table:table-cell office:value-type="string">
                <text:p>08:48:58</text:p>
              </table:table-cell>
              <table:table-cell office:value-type="float" office:value="0.30475">
                <text:p>0.30475</text:p>
              </table:table-cell>
              <table:table-cell office:value-type="float" office:value="10.348642">
                <text:p>10.348642</text:p>
              </table:table-cell>
            </table:table-row>
            <table:table-row>
              <table:table-cell office:value-type="string">
                <text:p>08:48:59</text:p>
              </table:table-cell>
              <table:table-cell office:value-type="float" office:value="0.354286">
                <text:p>0.354286</text:p>
              </table:table-cell>
              <table:table-cell office:value-type="float" office:value="9.541625">
                <text:p>9.541625</text:p>
              </table:table-cell>
            </table:table-row>
            <table:table-row>
              <table:table-cell office:value-type="string">
                <text:p>08:49:00</text:p>
              </table:table-cell>
              <table:table-cell office:value-type="float" office:value="0.650098">
                <text:p>0.650098</text:p>
              </table:table-cell>
              <table:table-cell office:value-type="float" office:value="20.666871">
                <text:p>20.666871</text:p>
              </table:table-cell>
            </table:table-row>
            <table:table-row>
              <table:table-cell office:value-type="string">
                <text:p>08:49:01</text:p>
              </table:table-cell>
              <table:table-cell office:value-type="float" office:value="0.732685">
                <text:p>0.732685</text:p>
              </table:table-cell>
              <table:table-cell office:value-type="float" office:value="19.089411">
                <text:p>19.089411</text:p>
              </table:table-cell>
            </table:table-row>
            <table:table-row>
              <table:table-cell office:value-type="string">
                <text:p>08:49:02</text:p>
              </table:table-cell>
              <table:table-cell office:value-type="float" office:value="0.689372">
                <text:p>0.689372</text:p>
              </table:table-cell>
              <table:table-cell office:value-type="float" office:value="7.553825">
                <text:p>7.553825</text:p>
              </table:table-cell>
            </table:table-row>
            <table:table-row>
              <table:table-cell office:value-type="string">
                <text:p>08:49:03</text:p>
              </table:table-cell>
              <table:table-cell office:value-type="float" office:value="0.527169">
                <text:p>0.527169</text:p>
              </table:table-cell>
              <table:table-cell office:value-type="float" office:value="5.678549">
                <text:p>5.678549</text:p>
              </table:table-cell>
            </table:table-row>
            <table:table-row>
              <table:table-cell office:value-type="string">
                <text:p>08:49:04</text:p>
              </table:table-cell>
              <table:table-cell office:value-type="float" office:value="0.330761">
                <text:p>0.330761</text:p>
              </table:table-cell>
              <table:table-cell office:value-type="float" office:value="10.758545">
                <text:p>10.758545</text:p>
              </table:table-cell>
            </table:table-row>
            <table:table-row>
              <table:table-cell office:value-type="string">
                <text:p>08:49:05</text:p>
              </table:table-cell>
              <table:table-cell office:value-type="float" office:value="0.190288">
                <text:p>0.190288</text:p>
              </table:table-cell>
              <table:table-cell office:value-type="float" office:value="14.483576">
                <text:p>14.483576</text:p>
              </table:table-cell>
            </table:table-row>
            <table:table-row>
              <table:table-cell office:value-type="string">
                <text:p>08:49:06</text:p>
              </table:table-cell>
              <table:table-cell office:value-type="float" office:value="0.223574">
                <text:p>0.223574</text:p>
              </table:table-cell>
              <table:table-cell office:value-type="float" office:value="10.117445">
                <text:p>10.117445</text:p>
              </table:table-cell>
            </table:table-row>
            <table:table-row>
              <table:table-cell office:value-type="string">
                <text:p>08:49:07</text:p>
              </table:table-cell>
              <table:table-cell office:value-type="float" office:value="0.40431">
                <text:p>0.40431</text:p>
              </table:table-cell>
              <table:table-cell office:value-type="float" office:value="10.871056">
                <text:p>10.871056</text:p>
              </table:table-cell>
            </table:table-row>
            <table:table-row>
              <table:table-cell office:value-type="string">
                <text:p>08:49:08</text:p>
              </table:table-cell>
              <table:table-cell office:value-type="float" office:value="0.913519">
                <text:p>0.913519</text:p>
              </table:table-cell>
              <table:table-cell office:value-type="float" office:value="15.195557">
                <text:p>15.195557</text:p>
              </table:table-cell>
            </table:table-row>
            <table:table-row>
              <table:table-cell office:value-type="string">
                <text:p>08:49:09</text:p>
              </table:table-cell>
              <table:table-cell office:value-type="float" office:value="1.45822">
                <text:p>1.45822</text:p>
              </table:table-cell>
              <table:table-cell office:value-type="float" office:value="15.077278">
                <text:p>15.077278</text:p>
              </table:table-cell>
            </table:table-row>
            <table:table-row>
              <table:table-cell office:value-type="string">
                <text:p>08:49:10</text:p>
              </table:table-cell>
              <table:table-cell office:value-type="float" office:value="3.708728">
                <text:p>3.708728</text:p>
              </table:table-cell>
              <table:table-cell office:value-type="float" office:value="11.509315">
                <text:p>11.509315</text:p>
              </table:table-cell>
            </table:table-row>
            <table:table-row>
              <table:table-cell office:value-type="string">
                <text:p>08:49:11</text:p>
              </table:table-cell>
              <table:table-cell office:value-type="float" office:value="10.720747">
                <text:p>10.720747</text:p>
              </table:table-cell>
              <table:table-cell office:value-type="float" office:value="8.32661">
                <text:p>8.32661</text:p>
              </table:table-cell>
            </table:table-row>
            <table:table-row>
              <table:table-cell office:value-type="string">
                <text:p>08:49:12</text:p>
              </table:table-cell>
              <table:table-cell office:value-type="float" office:value="1.603025">
                <text:p>1.603025</text:p>
              </table:table-cell>
              <table:table-cell office:value-type="float" office:value="9.71445">
                <text:p>9.71445</text:p>
              </table:table-cell>
            </table:table-row>
            <table:table-row>
              <table:table-cell office:value-type="string">
                <text:p>08:49:13</text:p>
              </table:table-cell>
              <table:table-cell office:value-type="float" office:value="1.075415">
                <text:p>1.075415</text:p>
              </table:table-cell>
              <table:table-cell office:value-type="float" office:value="11.163055">
                <text:p>11.163055</text:p>
              </table:table-cell>
            </table:table-row>
            <table:table-row>
              <table:table-cell office:value-type="string">
                <text:p>08:49:14</text:p>
              </table:table-cell>
              <table:table-cell office:value-type="float" office:value="0.963866">
                <text:p>0.963866</text:p>
              </table:table-cell>
              <table:table-cell office:value-type="float" office:value="18.161826">
                <text:p>18.161826</text:p>
              </table:table-cell>
            </table:table-row>
            <table:table-row>
              <table:table-cell office:value-type="string">
                <text:p>08:49:15</text:p>
              </table:table-cell>
              <table:table-cell office:value-type="float" office:value="3.335728">
                <text:p>3.335728</text:p>
              </table:table-cell>
              <table:table-cell office:value-type="float" office:value="24.388379">
                <text:p>24.388379</text:p>
              </table:table-cell>
            </table:table-row>
            <table:table-row>
              <table:table-cell office:value-type="string">
                <text:p>08:49:16</text:p>
              </table:table-cell>
              <table:table-cell office:value-type="float" office:value="17.924561">
                <text:p>17.924561</text:p>
              </table:table-cell>
              <table:table-cell office:value-type="float" office:value="9.46094">
                <text:p>9.46094</text:p>
              </table:table-cell>
            </table:table-row>
            <table:table-row>
              <table:table-cell office:value-type="string">
                <text:p>08:49:17</text:p>
              </table:table-cell>
              <table:table-cell office:value-type="float" office:value="19.273857">
                <text:p>19.273857</text:p>
              </table:table-cell>
              <table:table-cell office:value-type="float" office:value="16.543436">
                <text:p>16.543436</text:p>
              </table:table-cell>
            </table:table-row>
            <table:table-row>
              <table:table-cell office:value-type="string">
                <text:p>08:49:18</text:p>
              </table:table-cell>
              <table:table-cell office:value-type="float" office:value="6.26686">
                <text:p>6.26686</text:p>
              </table:table-cell>
              <table:table-cell office:value-type="float" office:value="8.449727">
                <text:p>8.449727</text:p>
              </table:table-cell>
            </table:table-row>
            <table:table-row>
              <table:table-cell office:value-type="string">
                <text:p>08:49:19</text:p>
              </table:table-cell>
              <table:table-cell office:value-type="float" office:value="13.986604">
                <text:p>13.986604</text:p>
              </table:table-cell>
              <table:table-cell office:value-type="float" office:value="18.547722">
                <text:p>18.547722</text:p>
              </table:table-cell>
            </table:table-row>
            <table:table-row>
              <table:table-cell office:value-type="string">
                <text:p>08:49:20</text:p>
              </table:table-cell>
              <table:table-cell office:value-type="float" office:value="39.331167">
                <text:p>39.331167</text:p>
              </table:table-cell>
              <table:table-cell office:value-type="float" office:value="33.574769">
                <text:p>33.574769</text:p>
              </table:table-cell>
            </table:table-row>
            <table:table-row>
              <table:table-cell office:value-type="string">
                <text:p>08:49:21</text:p>
              </table:table-cell>
              <table:table-cell office:value-type="float" office:value="29.14532">
                <text:p>29.14532</text:p>
              </table:table-cell>
              <table:table-cell office:value-type="float" office:value="23.589815">
                <text:p>23.589815</text:p>
              </table:table-cell>
            </table:table-row>
            <table:table-row>
              <table:table-cell office:value-type="string">
                <text:p>08:49:22</text:p>
              </table:table-cell>
              <table:table-cell office:value-type="float" office:value="10.114545">
                <text:p>10.114545</text:p>
              </table:table-cell>
              <table:table-cell office:value-type="float" office:value="15.504285">
                <text:p>15.504285</text:p>
              </table:table-cell>
            </table:table-row>
            <table:table-row>
              <table:table-cell office:value-type="string">
                <text:p>08:49:23</text:p>
              </table:table-cell>
              <table:table-cell office:value-type="float" office:value="13.637647">
                <text:p>13.637647</text:p>
              </table:table-cell>
              <table:table-cell office:value-type="float" office:value="15.938152">
                <text:p>15.938152</text:p>
              </table:table-cell>
            </table:table-row>
            <table:table-row>
              <table:table-cell office:value-type="string">
                <text:p>08:49:24</text:p>
              </table:table-cell>
              <table:table-cell office:value-type="float" office:value="14.156555">
                <text:p>14.156555</text:p>
              </table:table-cell>
              <table:table-cell office:value-type="float" office:value="14.226551">
                <text:p>14.226551</text:p>
              </table:table-cell>
            </table:table-row>
            <table:table-row>
              <table:table-cell office:value-type="string">
                <text:p>08:49:25</text:p>
              </table:table-cell>
              <table:table-cell office:value-type="float" office:value="5.686976">
                <text:p>5.686976</text:p>
              </table:table-cell>
              <table:table-cell office:value-type="float" office:value="6.609924">
                <text:p>6.609924</text:p>
              </table:table-cell>
            </table:table-row>
            <table:table-row>
              <table:table-cell office:value-type="string">
                <text:p>08:49:26</text:p>
              </table:table-cell>
              <table:table-cell office:value-type="float" office:value="1.761314">
                <text:p>1.761314</text:p>
              </table:table-cell>
              <table:table-cell office:value-type="float" office:value="3.933615">
                <text:p>3.933615</text:p>
              </table:table-cell>
            </table:table-row>
            <table:table-row>
              <table:table-cell office:value-type="string">
                <text:p>08:49:27</text:p>
              </table:table-cell>
              <table:table-cell office:value-type="float" office:value="0.665">
                <text:p>0.665</text:p>
              </table:table-cell>
              <table:table-cell office:value-type="float" office:value="2.170579">
                <text:p>2.170579</text:p>
              </table:table-cell>
            </table:table-row>
            <table:table-row>
              <table:table-cell office:value-type="string">
                <text:p>08:49:28</text:p>
              </table:table-cell>
              <table:table-cell office:value-type="float" office:value="0.213548">
                <text:p>0.213548</text:p>
              </table:table-cell>
              <table:table-cell office:value-type="float" office:value="6.875547">
                <text:p>6.875547</text:p>
              </table:table-cell>
            </table:table-row>
            <table:table-row>
              <table:table-cell office:value-type="string">
                <text:p>08:49:29</text:p>
              </table:table-cell>
              <table:table-cell office:value-type="float" office:value="0.579084">
                <text:p>0.579084</text:p>
              </table:table-cell>
              <table:table-cell office:value-type="float" office:value="6.920907">
                <text:p>6.920907</text:p>
              </table:table-cell>
            </table:table-row>
            <table:table-row>
              <table:table-cell office:value-type="string">
                <text:p>08:49:30</text:p>
              </table:table-cell>
              <table:table-cell office:value-type="float" office:value="1.611333">
                <text:p>1.611333</text:p>
              </table:table-cell>
              <table:table-cell office:value-type="float" office:value="8.20249">
                <text:p>8.20249</text:p>
              </table:table-cell>
            </table:table-row>
            <table:table-row>
              <table:table-cell office:value-type="string">
                <text:p>08:49:31</text:p>
              </table:table-cell>
              <table:table-cell office:value-type="float" office:value="1.742621">
                <text:p>1.742621</text:p>
              </table:table-cell>
              <table:table-cell office:value-type="float" office:value="6.045579">
                <text:p>6.045579</text:p>
              </table:table-cell>
            </table:table-row>
            <table:table-row>
              <table:table-cell office:value-type="string">
                <text:p>08:49:32</text:p>
              </table:table-cell>
              <table:table-cell office:value-type="float" office:value="0.717">
                <text:p>0.717</text:p>
              </table:table-cell>
              <table:table-cell office:value-type="float" office:value="5.499892">
                <text:p>5.499892</text:p>
              </table:table-cell>
            </table:table-row>
            <table:table-row>
              <table:table-cell office:value-type="string">
                <text:p>08:49:33</text:p>
              </table:table-cell>
              <table:table-cell office:value-type="float" office:value="0.848363">
                <text:p>0.848363</text:p>
              </table:table-cell>
              <table:table-cell office:value-type="float" office:value="4.504417">
                <text:p>4.504417</text:p>
              </table:table-cell>
            </table:table-row>
            <table:table-row>
              <table:table-cell office:value-type="string">
                <text:p>08:49:34</text:p>
              </table:table-cell>
              <table:table-cell office:value-type="float" office:value="1.720381">
                <text:p>1.720381</text:p>
              </table:table-cell>
              <table:table-cell office:value-type="float" office:value="7.157406">
                <text:p>7.157406</text:p>
              </table:table-cell>
            </table:table-row>
            <table:table-row>
              <table:table-cell office:value-type="string">
                <text:p>08:49:35</text:p>
              </table:table-cell>
              <table:table-cell office:value-type="float" office:value="0.664384">
                <text:p>0.664384</text:p>
              </table:table-cell>
              <table:table-cell office:value-type="float" office:value="6.596008">
                <text:p>6.596008</text:p>
              </table:table-cell>
            </table:table-row>
            <table:table-row>
              <table:table-cell office:value-type="string">
                <text:p>08:49:36</text:p>
              </table:table-cell>
              <table:table-cell office:value-type="float" office:value="0.460557">
                <text:p>0.460557</text:p>
              </table:table-cell>
              <table:table-cell office:value-type="float" office:value="7.950721">
                <text:p>7.950721</text:p>
              </table:table-cell>
            </table:table-row>
            <table:table-row>
              <table:table-cell office:value-type="string">
                <text:p>08:49:37</text:p>
              </table:table-cell>
              <table:table-cell office:value-type="float" office:value="0.432088">
                <text:p>0.432088</text:p>
              </table:table-cell>
              <table:table-cell office:value-type="float" office:value="5.30817">
                <text:p>5.30817</text:p>
              </table:table-cell>
            </table:table-row>
            <table:table-row>
              <table:table-cell office:value-type="string">
                <text:p>08:49:38</text:p>
              </table:table-cell>
              <table:table-cell office:value-type="float" office:value="0.514642">
                <text:p>0.514642</text:p>
              </table:table-cell>
              <table:table-cell office:value-type="float" office:value="6.30698">
                <text:p>6.30698</text:p>
              </table:table-cell>
            </table:table-row>
            <table:table-row>
              <table:table-cell office:value-type="string">
                <text:p>08:49:39</text:p>
              </table:table-cell>
              <table:table-cell office:value-type="float" office:value="0.493099">
                <text:p>0.493099</text:p>
              </table:table-cell>
              <table:table-cell office:value-type="float" office:value="4.178818">
                <text:p>4.178818</text:p>
              </table:table-cell>
            </table:table-row>
            <table:table-row>
              <table:table-cell office:value-type="string">
                <text:p>08:49:40</text:p>
              </table:table-cell>
              <table:table-cell office:value-type="float" office:value="0.264416">
                <text:p>0.264416</text:p>
              </table:table-cell>
              <table:table-cell office:value-type="float" office:value="3.74251">
                <text:p>3.74251</text:p>
              </table:table-cell>
            </table:table-row>
            <table:table-row>
              <table:table-cell office:value-type="string">
                <text:p>08:49:41</text:p>
              </table:table-cell>
              <table:table-cell office:value-type="float" office:value="0.748602">
                <text:p>0.748602</text:p>
              </table:table-cell>
              <table:table-cell office:value-type="float" office:value="4.585331">
                <text:p>4.585331</text:p>
              </table:table-cell>
            </table:table-row>
            <table:table-row>
              <table:table-cell office:value-type="string">
                <text:p>08:49:42</text:p>
              </table:table-cell>
              <table:table-cell office:value-type="float" office:value="0.400822">
                <text:p>0.400822</text:p>
              </table:table-cell>
              <table:table-cell office:value-type="float" office:value="3.498936">
                <text:p>3.498936</text:p>
              </table:table-cell>
            </table:table-row>
            <table:table-row>
              <table:table-cell office:value-type="string">
                <text:p>08:49:43</text:p>
              </table:table-cell>
              <table:table-cell office:value-type="float" office:value="0.297418">
                <text:p>0.297418</text:p>
              </table:table-cell>
              <table:table-cell office:value-type="float" office:value="3.388139">
                <text:p>3.388139</text:p>
              </table:table-cell>
            </table:table-row>
            <table:table-row>
              <table:table-cell office:value-type="string">
                <text:p>08:49:44</text:p>
              </table:table-cell>
              <table:table-cell office:value-type="float" office:value="0.760728">
                <text:p>0.760728</text:p>
              </table:table-cell>
              <table:table-cell office:value-type="float" office:value="3.128343">
                <text:p>3.128343</text:p>
              </table:table-cell>
            </table:table-row>
            <table:table-row>
              <table:table-cell office:value-type="string">
                <text:p>08:49:45</text:p>
              </table:table-cell>
              <table:table-cell office:value-type="float" office:value="0.440475">
                <text:p>0.440475</text:p>
              </table:table-cell>
              <table:table-cell office:value-type="float" office:value="3.249779">
                <text:p>3.249779</text:p>
              </table:table-cell>
            </table:table-row>
            <table:table-row>
              <table:table-cell office:value-type="string">
                <text:p>08:49:46</text:p>
              </table:table-cell>
              <table:table-cell office:value-type="float" office:value="0.268767">
                <text:p>0.268767</text:p>
              </table:table-cell>
              <table:table-cell office:value-type="float" office:value="4.423411">
                <text:p>4.423411</text:p>
              </table:table-cell>
            </table:table-row>
            <table:table-row>
              <table:table-cell office:value-type="string">
                <text:p>08:49:50</text:p>
              </table:table-cell>
              <table:table-cell office:value-type="float" office:value="69.85555">
                <text:p>69.85555</text:p>
              </table:table-cell>
              <table:table-cell office:value-type="float" office:value="83.304512">
                <text:p>83.304512</text:p>
              </table:table-cell>
            </table:table-row>
            <table:table-row>
              <table:table-cell office:value-type="string">
                <text:p>08:49:51</text:p>
              </table:table-cell>
              <table:table-cell office:value-type="float" office:value="0.184991">
                <text:p>0.184991</text:p>
              </table:table-cell>
              <table:table-cell office:value-type="float" office:value="75.254115">
                <text:p>75.254115</text:p>
              </table:table-cell>
            </table:table-row>
            <table:table-row>
              <table:table-cell office:value-type="string">
                <text:p>08:49:54</text:p>
              </table:table-cell>
              <table:table-cell office:value-type="float" office:value="0.324058">
                <text:p>0.324058</text:p>
              </table:table-cell>
              <table:table-cell office:value-type="float" office:value="141.236534">
                <text:p>141.236534</text:p>
              </table:table-cell>
            </table:table-row>
            <table:table-row>
              <table:table-cell office:value-type="string">
                <text:p>08:49:55</text:p>
              </table:table-cell>
              <table:table-cell office:value-type="float" office:value="0.197001">
                <text:p>0.197001</text:p>
              </table:table-cell>
              <table:table-cell office:value-type="float" office:value="109.370526">
                <text:p>109.370526</text:p>
              </table:table-cell>
            </table:table-row>
            <table:table-row>
              <table:table-cell office:value-type="string">
                <text:p>08:49:56</text:p>
              </table:table-cell>
              <table:table-cell office:value-type="float" office:value="0.479916">
                <text:p>0.479916</text:p>
              </table:table-cell>
              <table:table-cell office:value-type="float" office:value="141.639768">
                <text:p>141.639768</text:p>
              </table:table-cell>
            </table:table-row>
            <table:table-row>
              <table:table-cell office:value-type="string">
                <text:p>08:49:57</text:p>
              </table:table-cell>
              <table:table-cell office:value-type="float" office:value="0.090556">
                <text:p>0.090556</text:p>
              </table:table-cell>
              <table:table-cell office:value-type="float" office:value="86.829716">
                <text:p>86.829716</text:p>
              </table:table-cell>
            </table:table-row>
            <table:table-row>
              <table:table-cell office:value-type="string">
                <text:p>08:49:59</text:p>
              </table:table-cell>
              <table:table-cell office:value-type="float" office:value="0.17754">
                <text:p>0.17754</text:p>
              </table:table-cell>
              <table:table-cell office:value-type="float" office:value="97.848192">
                <text:p>97.848192</text:p>
              </table:table-cell>
            </table:table-row>
            <table:table-row>
              <table:table-cell office:value-type="string">
                <text:p>08:50:00</text:p>
              </table:table-cell>
              <table:table-cell office:value-type="float" office:value="0.10483">
                <text:p>0.10483</text:p>
              </table:table-cell>
              <table:table-cell office:value-type="float" office:value="94.105391">
                <text:p>94.105391</text:p>
              </table:table-cell>
            </table:table-row>
            <table:table-row>
              <table:table-cell office:value-type="string">
                <text:p>08:50:01</text:p>
              </table:table-cell>
              <table:table-cell office:value-type="float" office:value="2.256177">
                <text:p>2.256177</text:p>
              </table:table-cell>
              <table:table-cell office:value-type="float" office:value="105.401521">
                <text:p>105.401521</text:p>
              </table:table-cell>
            </table:table-row>
            <table:table-row>
              <table:table-cell office:value-type="string">
                <text:p>08:50:02</text:p>
              </table:table-cell>
              <table:table-cell office:value-type="float" office:value="0.105279">
                <text:p>0.105279</text:p>
              </table:table-cell>
              <table:table-cell office:value-type="float" office:value="104.184547">
                <text:p>104.184547</text:p>
              </table:table-cell>
            </table:table-row>
            <table:table-row>
              <table:table-cell office:value-type="string">
                <text:p>08:50:33</text:p>
              </table:table-cell>
              <table:table-cell office:value-type="float" office:value="1.760741">
                <text:p>1.760741</text:p>
              </table:table-cell>
              <table:table-cell office:value-type="float" office:value="73.068365">
                <text:p>73.068365</text:p>
              </table:table-cell>
            </table:table-row>
            <table:table-row>
              <table:table-cell office:value-type="string">
                <text:p>08:50:49</text:p>
              </table:table-cell>
              <table:table-cell office:value-type="float" office:value="58.97246">
                <text:p>58.97246</text:p>
              </table:table-cell>
              <table:table-cell office:value-type="float" office:value="121.98796">
                <text:p>121.98796</text:p>
              </table:table-cell>
            </table:table-row>
            <table:table-row>
              <table:table-cell office:value-type="string">
                <text:p>08:50:51</text:p>
              </table:table-cell>
              <table:table-cell office:value-type="float" office:value="24.259205">
                <text:p>24.259205</text:p>
              </table:table-cell>
              <table:table-cell office:value-type="float" office:value="63.749603">
                <text:p>63.749603</text:p>
              </table:table-cell>
            </table:table-row>
            <table:table-row>
              <table:table-cell office:value-type="string">
                <text:p>08:50:53</text:p>
              </table:table-cell>
              <table:table-cell office:value-type="float" office:value="94.012348">
                <text:p>94.012348</text:p>
              </table:table-cell>
              <table:table-cell office:value-type="float" office:value="4.393082">
                <text:p>4.393082</text:p>
              </table:table-cell>
            </table:table-row>
            <table:table-row>
              <table:table-cell office:value-type="string">
                <text:p>08:50:54</text:p>
              </table:table-cell>
              <table:table-cell office:value-type="float" office:value="46.220067">
                <text:p>46.220067</text:p>
              </table:table-cell>
              <table:table-cell office:value-type="float" office:value="93.823474">
                <text:p>93.823474</text:p>
              </table:table-cell>
            </table:table-row>
            <table:table-row>
              <table:table-cell office:value-type="string">
                <text:p>08:50:55</text:p>
              </table:table-cell>
              <table:table-cell office:value-type="float" office:value="60.897449">
                <text:p>60.897449</text:p>
              </table:table-cell>
              <table:table-cell office:value-type="float" office:value="123.192208">
                <text:p>123.192208</text:p>
              </table:table-cell>
            </table:table-row>
            <table:table-row>
              <table:table-cell office:value-type="string">
                <text:p>08:50:56</text:p>
              </table:table-cell>
              <table:table-cell office:value-type="float" office:value="45.699588">
                <text:p>45.699588</text:p>
              </table:table-cell>
              <table:table-cell office:value-type="float" office:value="95.852315">
                <text:p>95.852315</text:p>
              </table:table-cell>
            </table:table-row>
            <table:table-row>
              <table:table-cell office:value-type="string">
                <text:p>08:50:57</text:p>
              </table:table-cell>
              <table:table-cell office:value-type="float" office:value="99.755833">
                <text:p>99.755833</text:p>
              </table:table-cell>
              <table:table-cell office:value-type="float" office:value="0.542254">
                <text:p>0.542254</text:p>
              </table:table-cell>
            </table:table-row>
            <table:table-row>
              <table:table-cell office:value-type="string">
                <text:p>08:50:58</text:p>
              </table:table-cell>
              <table:table-cell office:value-type="float" office:value="100.53611">
                <text:p>100.53611</text:p>
              </table:table-cell>
              <table:table-cell office:value-type="float" office:value="0.542054">
                <text:p>0.542054</text:p>
              </table:table-cell>
            </table:table-row>
            <table:table-row>
              <table:table-cell office:value-type="string">
                <text:p>08:50:59</text:p>
              </table:table-cell>
              <table:table-cell office:value-type="float" office:value="37.190219">
                <text:p>37.190219</text:p>
              </table:table-cell>
              <table:table-cell office:value-type="float" office:value="81.473378">
                <text:p>81.473378</text:p>
              </table:table-cell>
            </table:table-row>
            <table:table-row>
              <table:table-cell office:value-type="string">
                <text:p>08:51:00</text:p>
              </table:table-cell>
              <table:table-cell office:value-type="float" office:value="87.693544">
                <text:p>87.693544</text:p>
              </table:table-cell>
              <table:table-cell office:value-type="float" office:value="16.782569">
                <text:p>16.782569</text:p>
              </table:table-cell>
            </table:table-row>
            <table:table-row>
              <table:table-cell office:value-type="string">
                <text:p>08:51:01</text:p>
              </table:table-cell>
              <table:table-cell office:value-type="float" office:value="95.133129">
                <text:p>95.133129</text:p>
              </table:table-cell>
              <table:table-cell office:value-type="float" office:value="17.831114">
                <text:p>17.831114</text:p>
              </table:table-cell>
            </table:table-row>
            <table:table-row>
              <table:table-cell office:value-type="string">
                <text:p>08:51:02</text:p>
              </table:table-cell>
              <table:table-cell office:value-type="float" office:value="56.021779">
                <text:p>56.021779</text:p>
              </table:table-cell>
              <table:table-cell office:value-type="float" office:value="70.810091">
                <text:p>70.810091</text:p>
              </table:table-cell>
            </table:table-row>
            <table:table-row>
              <table:table-cell office:value-type="string">
                <text:p>08:51:03</text:p>
              </table:table-cell>
              <table:table-cell office:value-type="float" office:value="37.197348">
                <text:p>37.197348</text:p>
              </table:table-cell>
              <table:table-cell office:value-type="float" office:value="85.476167">
                <text:p>85.476167</text:p>
              </table:table-cell>
            </table:table-row>
            <table:table-row>
              <table:table-cell office:value-type="string">
                <text:p>08:51:04</text:p>
              </table:table-cell>
              <table:table-cell office:value-type="float" office:value="80.302656">
                <text:p>80.302656</text:p>
              </table:table-cell>
              <table:table-cell office:value-type="float" office:value="30.785505">
                <text:p>30.785505</text:p>
              </table:table-cell>
            </table:table-row>
            <table:table-row>
              <table:table-cell office:value-type="string">
                <text:p>08:51:05</text:p>
              </table:table-cell>
              <table:table-cell office:value-type="float" office:value="46.246967">
                <text:p>46.246967</text:p>
              </table:table-cell>
              <table:table-cell office:value-type="float" office:value="109.865527">
                <text:p>109.865527</text:p>
              </table:table-cell>
            </table:table-row>
            <table:table-row>
              <table:table-cell office:value-type="string">
                <text:p>08:51:06</text:p>
              </table:table-cell>
              <table:table-cell office:value-type="float" office:value="37.022822">
                <text:p>37.022822</text:p>
              </table:table-cell>
              <table:table-cell office:value-type="float" office:value="86.234053">
                <text:p>86.234053</text:p>
              </table:table-cell>
            </table:table-row>
            <table:table-row>
              <table:table-cell office:value-type="string">
                <text:p>08:51:07</text:p>
              </table:table-cell>
              <table:table-cell office:value-type="float" office:value="34.083564">
                <text:p>34.083564</text:p>
              </table:table-cell>
              <table:table-cell office:value-type="float" office:value="83.680696">
                <text:p>83.680696</text:p>
              </table:table-cell>
            </table:table-row>
            <table:table-row>
              <table:table-cell office:value-type="string">
                <text:p>08:51:08</text:p>
              </table:table-cell>
              <table:table-cell office:value-type="float" office:value="61.87769">
                <text:p>61.87769</text:p>
              </table:table-cell>
              <table:table-cell office:value-type="float" office:value="155.213816">
                <text:p>155.213816</text:p>
              </table:table-cell>
            </table:table-row>
            <table:table-row>
              <table:table-cell office:value-type="string">
                <text:p>08:51:10</text:p>
              </table:table-cell>
              <table:table-cell office:value-type="float" office:value="47.548306">
                <text:p>47.548306</text:p>
              </table:table-cell>
              <table:table-cell office:value-type="float" office:value="118.325776">
                <text:p>118.325776</text:p>
              </table:table-cell>
            </table:table-row>
            <table:table-row>
              <table:table-cell office:value-type="string">
                <text:p>08:51:11</text:p>
              </table:table-cell>
              <table:table-cell office:value-type="float" office:value="41.209577">
                <text:p>41.209577</text:p>
              </table:table-cell>
              <table:table-cell office:value-type="float" office:value="106.007686">
                <text:p>106.007686</text:p>
              </table:table-cell>
            </table:table-row>
            <table:table-row>
              <table:table-cell office:value-type="string">
                <text:p>08:51:12</text:p>
              </table:table-cell>
              <table:table-cell office:value-type="float" office:value="37.225103">
                <text:p>37.225103</text:p>
              </table:table-cell>
              <table:table-cell office:value-type="float" office:value="96.637035">
                <text:p>96.637035</text:p>
              </table:table-cell>
            </table:table-row>
            <table:table-row>
              <table:table-cell office:value-type="string">
                <text:p>08:51:13</text:p>
              </table:table-cell>
              <table:table-cell office:value-type="float" office:value="68.70746">
                <text:p>68.70746</text:p>
              </table:table-cell>
              <table:table-cell office:value-type="float" office:value="82.507743">
                <text:p>82.507743</text:p>
              </table:table-cell>
            </table:table-row>
            <table:table-row>
              <table:table-cell office:value-type="string">
                <text:p>08:51:14</text:p>
              </table:table-cell>
              <table:table-cell office:value-type="float" office:value="40.776865">
                <text:p>40.776865</text:p>
              </table:table-cell>
              <table:table-cell office:value-type="float" office:value="109.841562">
                <text:p>109.841562</text:p>
              </table:table-cell>
            </table:table-row>
            <table:table-row>
              <table:table-cell office:value-type="string">
                <text:p>08:51:15</text:p>
              </table:table-cell>
              <table:table-cell office:value-type="float" office:value="38.421702">
                <text:p>38.421702</text:p>
              </table:table-cell>
              <table:table-cell office:value-type="float" office:value="105.393056">
                <text:p>105.393056</text:p>
              </table:table-cell>
            </table:table-row>
            <table:table-row>
              <table:table-cell office:value-type="string">
                <text:p>08:51:16</text:p>
              </table:table-cell>
              <table:table-cell office:value-type="float" office:value="38.480839">
                <text:p>38.480839</text:p>
              </table:table-cell>
              <table:table-cell office:value-type="float" office:value="106.043562">
                <text:p>106.043562</text:p>
              </table:table-cell>
            </table:table-row>
            <table:table-row>
              <table:table-cell office:value-type="string">
                <text:p>08:51:17</text:p>
              </table:table-cell>
              <table:table-cell office:value-type="float" office:value="147.48717">
                <text:p>147.48717</text:p>
              </table:table-cell>
              <table:table-cell office:value-type="float" office:value="86.704844">
                <text:p>86.704844</text:p>
              </table:table-cell>
            </table:table-row>
            <table:table-row>
              <table:table-cell office:value-type="string">
                <text:p>08:51:18</text:p>
              </table:table-cell>
              <table:table-cell office:value-type="float" office:value="37.708282">
                <text:p>37.708282</text:p>
              </table:table-cell>
              <table:table-cell office:value-type="float" office:value="104.519718">
                <text:p>104.519718</text:p>
              </table:table-cell>
            </table:table-row>
            <table:table-row>
              <table:table-cell office:value-type="string">
                <text:p>08:51:20</text:p>
              </table:table-cell>
              <table:table-cell office:value-type="float" office:value="61.325061">
                <text:p>61.325061</text:p>
              </table:table-cell>
              <table:table-cell office:value-type="float" office:value="174.709167">
                <text:p>174.709167</text:p>
              </table:table-cell>
            </table:table-row>
            <table:table-row>
              <table:table-cell office:value-type="string">
                <text:p>08:51:21</text:p>
              </table:table-cell>
              <table:table-cell office:value-type="float" office:value="32.012213">
                <text:p>32.012213</text:p>
              </table:table-cell>
              <table:table-cell office:value-type="float" office:value="89.389576">
                <text:p>89.389576</text:p>
              </table:table-cell>
            </table:table-row>
            <table:table-row>
              <table:table-cell office:value-type="string">
                <text:p>08:51:24</text:p>
              </table:table-cell>
              <table:table-cell office:value-type="float" office:value="30.375509">
                <text:p>30.375509</text:p>
              </table:table-cell>
              <table:table-cell office:value-type="float" office:value="91.841173">
                <text:p>91.8411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44cm" svg:y="0.315cm" chart:style-name="ch2">
          <text:p>Long tets, by time</text:p>
        </chart:title>
        <chart:legend chart:legend-position="end" svg:x="14.398cm" svg:y="4.227cm" style:legend-expansion="high" chart:style-name="ch3"/>
        <chart:plot-area chart:style-name="ch4" table:cell-range-address="test84.B2:test84.B143 test84.F1:test84.F143" chart:data-source-has-labels="both" svg:x="0.32cm" svg:y="1.248cm" svg:width="13.758cm" svg:height="7.572cm">
          <chartooo:coordinate-region svg:x="1.682cm" svg:y="1.248cm" svg:width="12.396cm" svg:height="5.97cm"/>
          <chart:axis chart:dimension="x" chart:name="primary-x" chart:style-name="ch5" chartooo:axis-type="auto">
            <chartooo:date-scale/>
            <chart:categories table:cell-range-address="test84.B2:test84.B1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84.F2:test84.F143" chart:label-cell-address="test84.F1:test84.F1" chart:class="chart:bar">
            <chart:data-point chart:repeated="1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est84.F1:test84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8:48:06</text:p>
                <draw:g>
                  <svg:desc>test84.B2:test84.B143</svg:desc>
                </draw:g>
              </table:table-cell>
              <table:table-cell office:value-type="float" office:value="80627">
                <text:p>80627</text:p>
                <draw:g>
                  <svg:desc>test84.F2:test84.F143</svg:desc>
                </draw:g>
              </table:table-cell>
            </table:table-row>
            <table:table-row>
              <table:table-cell office:value-type="string">
                <text:p>08:48:07</text:p>
              </table:table-cell>
              <table:table-cell office:value-type="float" office:value="31164">
                <text:p>31164</text:p>
              </table:table-cell>
            </table:table-row>
            <table:table-row>
              <table:table-cell office:value-type="string">
                <text:p>08:48:08</text:p>
              </table:table-cell>
              <table:table-cell office:value-type="float" office:value="38200">
                <text:p>38200</text:p>
              </table:table-cell>
            </table:table-row>
            <table:table-row>
              <table:table-cell office:value-type="string">
                <text:p>08:48:09</text:p>
              </table:table-cell>
              <table:table-cell office:value-type="float" office:value="30647">
                <text:p>30647</text:p>
              </table:table-cell>
            </table:table-row>
            <table:table-row>
              <table:table-cell office:value-type="string">
                <text:p>08:48:10</text:p>
              </table:table-cell>
              <table:table-cell office:value-type="float" office:value="50478">
                <text:p>50478</text:p>
              </table:table-cell>
            </table:table-row>
            <table:table-row>
              <table:table-cell office:value-type="string">
                <text:p>08:48:11</text:p>
              </table:table-cell>
              <table:table-cell office:value-type="float" office:value="62123">
                <text:p>62123</text:p>
              </table:table-cell>
            </table:table-row>
            <table:table-row>
              <table:table-cell office:value-type="string">
                <text:p>08:48:12</text:p>
              </table:table-cell>
              <table:table-cell office:value-type="float" office:value="95678">
                <text:p>95678</text:p>
              </table:table-cell>
            </table:table-row>
            <table:table-row>
              <table:table-cell office:value-type="string">
                <text:p>08:48:13</text:p>
              </table:table-cell>
              <table:table-cell office:value-type="float" office:value="63664">
                <text:p>63664</text:p>
              </table:table-cell>
            </table:table-row>
            <table:table-row>
              <table:table-cell office:value-type="string">
                <text:p>08:48:14</text:p>
              </table:table-cell>
              <table:table-cell office:value-type="float" office:value="59020">
                <text:p>59020</text:p>
              </table:table-cell>
            </table:table-row>
            <table:table-row>
              <table:table-cell office:value-type="string">
                <text:p>08:48:15</text:p>
              </table:table-cell>
              <table:table-cell office:value-type="float" office:value="60877">
                <text:p>60877</text:p>
              </table:table-cell>
            </table:table-row>
            <table:table-row>
              <table:table-cell office:value-type="string">
                <text:p>08:48:16</text:p>
              </table:table-cell>
              <table:table-cell office:value-type="float" office:value="87836">
                <text:p>87836</text:p>
              </table:table-cell>
            </table:table-row>
            <table:table-row>
              <table:table-cell office:value-type="string">
                <text:p>08:48:17</text:p>
              </table:table-cell>
              <table:table-cell office:value-type="float" office:value="104032">
                <text:p>104032</text:p>
              </table:table-cell>
            </table:table-row>
            <table:table-row>
              <table:table-cell office:value-type="string">
                <text:p>08:48:18</text:p>
              </table:table-cell>
              <table:table-cell office:value-type="float" office:value="87654">
                <text:p>87654</text:p>
              </table:table-cell>
            </table:table-row>
            <table:table-row>
              <table:table-cell office:value-type="string">
                <text:p>08:48:19</text:p>
              </table:table-cell>
              <table:table-cell office:value-type="float" office:value="96575">
                <text:p>96575</text:p>
              </table:table-cell>
            </table:table-row>
            <table:table-row>
              <table:table-cell office:value-type="string">
                <text:p>08:48:20</text:p>
              </table:table-cell>
              <table:table-cell office:value-type="float" office:value="67402">
                <text:p>67402</text:p>
              </table:table-cell>
            </table:table-row>
            <table:table-row>
              <table:table-cell office:value-type="string">
                <text:p>08:48:21</text:p>
              </table:table-cell>
              <table:table-cell office:value-type="float" office:value="77967">
                <text:p>77967</text:p>
              </table:table-cell>
            </table:table-row>
            <table:table-row>
              <table:table-cell office:value-type="string">
                <text:p>08:48:22</text:p>
              </table:table-cell>
              <table:table-cell office:value-type="float" office:value="56630">
                <text:p>56630</text:p>
              </table:table-cell>
            </table:table-row>
            <table:table-row>
              <table:table-cell office:value-type="string">
                <text:p>08:48:23</text:p>
              </table:table-cell>
              <table:table-cell office:value-type="float" office:value="69103">
                <text:p>69103</text:p>
              </table:table-cell>
            </table:table-row>
            <table:table-row>
              <table:table-cell office:value-type="string">
                <text:p>08:48:24</text:p>
              </table:table-cell>
              <table:table-cell office:value-type="float" office:value="45139">
                <text:p>45139</text:p>
              </table:table-cell>
            </table:table-row>
            <table:table-row>
              <table:table-cell office:value-type="string">
                <text:p>08:48:25</text:p>
              </table:table-cell>
              <table:table-cell office:value-type="float" office:value="27112">
                <text:p>27112</text:p>
              </table:table-cell>
            </table:table-row>
            <table:table-row>
              <table:table-cell office:value-type="string">
                <text:p>08:48:26</text:p>
              </table:table-cell>
              <table:table-cell office:value-type="float" office:value="50437">
                <text:p>50437</text:p>
              </table:table-cell>
            </table:table-row>
            <table:table-row>
              <table:table-cell office:value-type="string">
                <text:p>08:48:27</text:p>
              </table:table-cell>
              <table:table-cell office:value-type="float" office:value="31798">
                <text:p>31798</text:p>
              </table:table-cell>
            </table:table-row>
            <table:table-row>
              <table:table-cell office:value-type="string">
                <text:p>08:48:28</text:p>
              </table:table-cell>
              <table:table-cell office:value-type="float" office:value="40251">
                <text:p>40251</text:p>
              </table:table-cell>
            </table:table-row>
            <table:table-row>
              <table:table-cell office:value-type="string">
                <text:p>08:48:29</text:p>
              </table:table-cell>
              <table:table-cell office:value-type="float" office:value="65669">
                <text:p>65669</text:p>
              </table:table-cell>
            </table:table-row>
            <table:table-row>
              <table:table-cell office:value-type="string">
                <text:p>08:48:30</text:p>
              </table:table-cell>
              <table:table-cell office:value-type="float" office:value="53637">
                <text:p>53637</text:p>
              </table:table-cell>
            </table:table-row>
            <table:table-row>
              <table:table-cell office:value-type="string">
                <text:p>08:48:31</text:p>
              </table:table-cell>
              <table:table-cell office:value-type="float" office:value="77596">
                <text:p>77596</text:p>
              </table:table-cell>
            </table:table-row>
            <table:table-row>
              <table:table-cell office:value-type="string">
                <text:p>08:48:32</text:p>
              </table:table-cell>
              <table:table-cell office:value-type="float" office:value="37235">
                <text:p>37235</text:p>
              </table:table-cell>
            </table:table-row>
            <table:table-row>
              <table:table-cell office:value-type="string">
                <text:p>08:48:33</text:p>
              </table:table-cell>
              <table:table-cell office:value-type="float" office:value="23185">
                <text:p>23185</text:p>
              </table:table-cell>
            </table:table-row>
            <table:table-row>
              <table:table-cell office:value-type="string">
                <text:p>08:48:34</text:p>
              </table:table-cell>
              <table:table-cell office:value-type="float" office:value="43151">
                <text:p>43151</text:p>
              </table:table-cell>
            </table:table-row>
            <table:table-row>
              <table:table-cell office:value-type="string">
                <text:p>08:48:35</text:p>
              </table:table-cell>
              <table:table-cell office:value-type="float" office:value="44778">
                <text:p>44778</text:p>
              </table:table-cell>
            </table:table-row>
            <table:table-row>
              <table:table-cell office:value-type="string">
                <text:p>08:48:36</text:p>
              </table:table-cell>
              <table:table-cell office:value-type="float" office:value="102132">
                <text:p>102132</text:p>
              </table:table-cell>
            </table:table-row>
            <table:table-row>
              <table:table-cell office:value-type="string">
                <text:p>08:48:37</text:p>
              </table:table-cell>
              <table:table-cell office:value-type="float" office:value="34939">
                <text:p>34939</text:p>
              </table:table-cell>
            </table:table-row>
            <table:table-row>
              <table:table-cell office:value-type="string">
                <text:p>08:48:38</text:p>
              </table:table-cell>
              <table:table-cell office:value-type="float" office:value="25060">
                <text:p>25060</text:p>
              </table:table-cell>
            </table:table-row>
            <table:table-row>
              <table:table-cell office:value-type="string">
                <text:p>08:48:39</text:p>
              </table:table-cell>
              <table:table-cell office:value-type="float" office:value="59159">
                <text:p>59159</text:p>
              </table:table-cell>
            </table:table-row>
            <table:table-row>
              <table:table-cell office:value-type="string">
                <text:p>08:48:40</text:p>
              </table:table-cell>
              <table:table-cell office:value-type="float" office:value="53573">
                <text:p>53573</text:p>
              </table:table-cell>
            </table:table-row>
            <table:table-row>
              <table:table-cell office:value-type="string">
                <text:p>08:48:41</text:p>
              </table:table-cell>
              <table:table-cell office:value-type="float" office:value="63583">
                <text:p>63583</text:p>
              </table:table-cell>
            </table:table-row>
            <table:table-row>
              <table:table-cell office:value-type="string">
                <text:p>08:48:42</text:p>
              </table:table-cell>
              <table:table-cell office:value-type="float" office:value="39876">
                <text:p>39876</text:p>
              </table:table-cell>
            </table:table-row>
            <table:table-row>
              <table:table-cell office:value-type="string">
                <text:p>08:48:43</text:p>
              </table:table-cell>
              <table:table-cell office:value-type="float" office:value="103238">
                <text:p>103238</text:p>
              </table:table-cell>
            </table:table-row>
            <table:table-row>
              <table:table-cell office:value-type="string">
                <text:p>08:48:44</text:p>
              </table:table-cell>
              <table:table-cell office:value-type="float" office:value="112338">
                <text:p>112338</text:p>
              </table:table-cell>
            </table:table-row>
            <table:table-row>
              <table:table-cell office:value-type="string">
                <text:p>08:48:45</text:p>
              </table:table-cell>
              <table:table-cell office:value-type="float" office:value="73289">
                <text:p>73289</text:p>
              </table:table-cell>
            </table:table-row>
            <table:table-row>
              <table:table-cell office:value-type="string">
                <text:p>08:48:46</text:p>
              </table:table-cell>
              <table:table-cell office:value-type="float" office:value="41903">
                <text:p>41903</text:p>
              </table:table-cell>
            </table:table-row>
            <table:table-row>
              <table:table-cell office:value-type="string">
                <text:p>08:48:47</text:p>
              </table:table-cell>
              <table:table-cell office:value-type="float" office:value="75254">
                <text:p>75254</text:p>
              </table:table-cell>
            </table:table-row>
            <table:table-row>
              <table:table-cell office:value-type="string">
                <text:p>08:48:48</text:p>
              </table:table-cell>
              <table:table-cell office:value-type="float" office:value="73866">
                <text:p>73866</text:p>
              </table:table-cell>
            </table:table-row>
            <table:table-row>
              <table:table-cell office:value-type="string">
                <text:p>08:48:49</text:p>
              </table:table-cell>
              <table:table-cell office:value-type="float" office:value="52434">
                <text:p>52434</text:p>
              </table:table-cell>
            </table:table-row>
            <table:table-row>
              <table:table-cell office:value-type="string">
                <text:p>08:48:50</text:p>
              </table:table-cell>
              <table:table-cell office:value-type="float" office:value="46278">
                <text:p>46278</text:p>
              </table:table-cell>
            </table:table-row>
            <table:table-row>
              <table:table-cell office:value-type="string">
                <text:p>08:48:51</text:p>
              </table:table-cell>
              <table:table-cell office:value-type="float" office:value="100531">
                <text:p>100531</text:p>
              </table:table-cell>
            </table:table-row>
            <table:table-row>
              <table:table-cell office:value-type="string">
                <text:p>08:48:52</text:p>
              </table:table-cell>
              <table:table-cell office:value-type="float" office:value="96819">
                <text:p>96819</text:p>
              </table:table-cell>
            </table:table-row>
            <table:table-row>
              <table:table-cell office:value-type="string">
                <text:p>08:48:53</text:p>
              </table:table-cell>
              <table:table-cell office:value-type="float" office:value="98351">
                <text:p>98351</text:p>
              </table:table-cell>
            </table:table-row>
            <table:table-row>
              <table:table-cell office:value-type="string">
                <text:p>08:48:54</text:p>
              </table:table-cell>
              <table:table-cell office:value-type="float" office:value="73388">
                <text:p>73388</text:p>
              </table:table-cell>
            </table:table-row>
            <table:table-row>
              <table:table-cell office:value-type="string">
                <text:p>08:48:55</text:p>
              </table:table-cell>
              <table:table-cell office:value-type="float" office:value="38894">
                <text:p>38894</text:p>
              </table:table-cell>
            </table:table-row>
            <table:table-row>
              <table:table-cell office:value-type="string">
                <text:p>08:48:56</text:p>
              </table:table-cell>
              <table:table-cell office:value-type="float" office:value="62623">
                <text:p>62623</text:p>
              </table:table-cell>
            </table:table-row>
            <table:table-row>
              <table:table-cell office:value-type="string">
                <text:p>08:48:57</text:p>
              </table:table-cell>
              <table:table-cell office:value-type="float" office:value="67773">
                <text:p>67773</text:p>
              </table:table-cell>
            </table:table-row>
            <table:table-row>
              <table:table-cell office:value-type="string">
                <text:p>08:48:58</text:p>
              </table:table-cell>
              <table:table-cell office:value-type="float" office:value="53740">
                <text:p>53740</text:p>
              </table:table-cell>
            </table:table-row>
            <table:table-row>
              <table:table-cell office:value-type="string">
                <text:p>08:48:59</text:p>
              </table:table-cell>
              <table:table-cell office:value-type="float" office:value="53832">
                <text:p>53832</text:p>
              </table:table-cell>
            </table:table-row>
            <table:table-row>
              <table:table-cell office:value-type="string">
                <text:p>08:49:00</text:p>
              </table:table-cell>
              <table:table-cell office:value-type="float" office:value="138077">
                <text:p>138077</text:p>
              </table:table-cell>
            </table:table-row>
            <table:table-row>
              <table:table-cell office:value-type="string">
                <text:p>08:49:01</text:p>
              </table:table-cell>
              <table:table-cell office:value-type="float" office:value="117673">
                <text:p>117673</text:p>
              </table:table-cell>
            </table:table-row>
            <table:table-row>
              <table:table-cell office:value-type="string">
                <text:p>08:49:02</text:p>
              </table:table-cell>
              <table:table-cell office:value-type="float" office:value="36087">
                <text:p>36087</text:p>
              </table:table-cell>
            </table:table-row>
            <table:table-row>
              <table:table-cell office:value-type="string">
                <text:p>08:49:03</text:p>
              </table:table-cell>
              <table:table-cell office:value-type="float" office:value="29278">
                <text:p>29278</text:p>
              </table:table-cell>
            </table:table-row>
            <table:table-row>
              <table:table-cell office:value-type="string">
                <text:p>08:49:04</text:p>
              </table:table-cell>
              <table:table-cell office:value-type="float" office:value="63344">
                <text:p>63344</text:p>
              </table:table-cell>
            </table:table-row>
            <table:table-row>
              <table:table-cell office:value-type="string">
                <text:p>08:49:05</text:p>
              </table:table-cell>
              <table:table-cell office:value-type="float" office:value="86976">
                <text:p>86976</text:p>
              </table:table-cell>
            </table:table-row>
            <table:table-row>
              <table:table-cell office:value-type="string">
                <text:p>08:49:06</text:p>
              </table:table-cell>
              <table:table-cell office:value-type="float" office:value="55176">
                <text:p>55176</text:p>
              </table:table-cell>
            </table:table-row>
            <table:table-row>
              <table:table-cell office:value-type="string">
                <text:p>08:49:07</text:p>
              </table:table-cell>
              <table:table-cell office:value-type="float" office:value="68551">
                <text:p>68551</text:p>
              </table:table-cell>
            </table:table-row>
            <table:table-row>
              <table:table-cell office:value-type="string">
                <text:p>08:49:08</text:p>
              </table:table-cell>
              <table:table-cell office:value-type="float" office:value="87206">
                <text:p>87206</text:p>
              </table:table-cell>
            </table:table-row>
            <table:table-row>
              <table:table-cell office:value-type="string">
                <text:p>08:49:09</text:p>
              </table:table-cell>
              <table:table-cell office:value-type="float" office:value="100114">
                <text:p>100114</text:p>
              </table:table-cell>
            </table:table-row>
            <table:table-row>
              <table:table-cell office:value-type="string">
                <text:p>08:49:10</text:p>
              </table:table-cell>
              <table:table-cell office:value-type="float" office:value="83762">
                <text:p>83762</text:p>
              </table:table-cell>
            </table:table-row>
            <table:table-row>
              <table:table-cell office:value-type="string">
                <text:p>08:49:11</text:p>
              </table:table-cell>
              <table:table-cell office:value-type="float" office:value="71881">
                <text:p>71881</text:p>
              </table:table-cell>
            </table:table-row>
            <table:table-row>
              <table:table-cell office:value-type="string">
                <text:p>08:49:12</text:p>
              </table:table-cell>
              <table:table-cell office:value-type="float" office:value="75247">
                <text:p>75247</text:p>
              </table:table-cell>
            </table:table-row>
            <table:table-row>
              <table:table-cell office:value-type="string">
                <text:p>08:49:13</text:p>
              </table:table-cell>
              <table:table-cell office:value-type="float" office:value="75805">
                <text:p>75805</text:p>
              </table:table-cell>
            </table:table-row>
            <table:table-row>
              <table:table-cell office:value-type="string">
                <text:p>08:49:14</text:p>
              </table:table-cell>
              <table:table-cell office:value-type="float" office:value="159112">
                <text:p>159112</text:p>
              </table:table-cell>
            </table:table-row>
            <table:table-row>
              <table:table-cell office:value-type="string">
                <text:p>08:49:15</text:p>
              </table:table-cell>
              <table:table-cell office:value-type="float" office:value="213093">
                <text:p>213093</text:p>
              </table:table-cell>
            </table:table-row>
            <table:table-row>
              <table:table-cell office:value-type="string">
                <text:p>08:49:16</text:p>
              </table:table-cell>
              <table:table-cell office:value-type="float" office:value="45268">
                <text:p>45268</text:p>
              </table:table-cell>
            </table:table-row>
            <table:table-row>
              <table:table-cell office:value-type="string">
                <text:p>08:49:17</text:p>
              </table:table-cell>
              <table:table-cell office:value-type="float" office:value="38013">
                <text:p>38013</text:p>
              </table:table-cell>
            </table:table-row>
            <table:table-row>
              <table:table-cell office:value-type="string">
                <text:p>08:49:18</text:p>
              </table:table-cell>
              <table:table-cell office:value-type="float" office:value="45985">
                <text:p>45985</text:p>
              </table:table-cell>
            </table:table-row>
            <table:table-row>
              <table:table-cell office:value-type="string">
                <text:p>08:49:19</text:p>
              </table:table-cell>
              <table:table-cell office:value-type="float" office:value="50363">
                <text:p>50363</text:p>
              </table:table-cell>
            </table:table-row>
            <table:table-row>
              <table:table-cell office:value-type="string">
                <text:p>08:49:20</text:p>
              </table:table-cell>
              <table:table-cell office:value-type="float" office:value="57673">
                <text:p>57673</text:p>
              </table:table-cell>
            </table:table-row>
            <table:table-row>
              <table:table-cell office:value-type="string">
                <text:p>08:49:21</text:p>
              </table:table-cell>
              <table:table-cell office:value-type="float" office:value="63896">
                <text:p>63896</text:p>
              </table:table-cell>
            </table:table-row>
            <table:table-row>
              <table:table-cell office:value-type="string">
                <text:p>08:49:22</text:p>
              </table:table-cell>
              <table:table-cell office:value-type="float" office:value="80458">
                <text:p>80458</text:p>
              </table:table-cell>
            </table:table-row>
            <table:table-row>
              <table:table-cell office:value-type="string">
                <text:p>08:49:23</text:p>
              </table:table-cell>
              <table:table-cell office:value-type="float" office:value="74159">
                <text:p>74159</text:p>
              </table:table-cell>
            </table:table-row>
            <table:table-row>
              <table:table-cell office:value-type="string">
                <text:p>08:49:24</text:p>
              </table:table-cell>
              <table:table-cell office:value-type="float" office:value="43759">
                <text:p>43759</text:p>
              </table:table-cell>
            </table:table-row>
            <table:table-row>
              <table:table-cell office:value-type="string">
                <text:p>08:49:25</text:p>
              </table:table-cell>
              <table:table-cell office:value-type="float" office:value="27495">
                <text:p>27495</text:p>
              </table:table-cell>
            </table:table-row>
            <table:table-row>
              <table:table-cell office:value-type="string">
                <text:p>08:49:26</text:p>
              </table:table-cell>
              <table:table-cell office:value-type="float" office:value="24287">
                <text:p>24287</text:p>
              </table:table-cell>
            </table:table-row>
            <table:table-row>
              <table:table-cell office:value-type="string">
                <text:p>08:49:27</text:p>
              </table:table-cell>
              <table:table-cell office:value-type="float" office:value="18863">
                <text:p>18863</text:p>
              </table:table-cell>
            </table:table-row>
            <table:table-row>
              <table:table-cell office:value-type="string">
                <text:p>08:49:28</text:p>
              </table:table-cell>
              <table:table-cell office:value-type="float" office:value="53926">
                <text:p>53926</text:p>
              </table:table-cell>
            </table:table-row>
            <table:table-row>
              <table:table-cell office:value-type="string">
                <text:p>08:49:29</text:p>
              </table:table-cell>
              <table:table-cell office:value-type="float" office:value="51649">
                <text:p>51649</text:p>
              </table:table-cell>
            </table:table-row>
            <table:table-row>
              <table:table-cell office:value-type="string">
                <text:p>08:49:30</text:p>
              </table:table-cell>
              <table:table-cell office:value-type="float" office:value="70879">
                <text:p>70879</text:p>
              </table:table-cell>
            </table:table-row>
            <table:table-row>
              <table:table-cell office:value-type="string">
                <text:p>08:49:31</text:p>
              </table:table-cell>
              <table:table-cell office:value-type="float" office:value="59345">
                <text:p>59345</text:p>
              </table:table-cell>
            </table:table-row>
            <table:table-row>
              <table:table-cell office:value-type="string">
                <text:p>08:49:32</text:p>
              </table:table-cell>
              <table:table-cell office:value-type="float" office:value="44570">
                <text:p>44570</text:p>
              </table:table-cell>
            </table:table-row>
            <table:table-row>
              <table:table-cell office:value-type="string">
                <text:p>08:49:33</text:p>
              </table:table-cell>
              <table:table-cell office:value-type="float" office:value="37388">
                <text:p>37388</text:p>
              </table:table-cell>
            </table:table-row>
            <table:table-row>
              <table:table-cell office:value-type="string">
                <text:p>08:49:34</text:p>
              </table:table-cell>
              <table:table-cell office:value-type="float" office:value="64167">
                <text:p>64167</text:p>
              </table:table-cell>
            </table:table-row>
            <table:table-row>
              <table:table-cell office:value-type="string">
                <text:p>08:49:35</text:p>
              </table:table-cell>
              <table:table-cell office:value-type="float" office:value="57125">
                <text:p>57125</text:p>
              </table:table-cell>
            </table:table-row>
            <table:table-row>
              <table:table-cell office:value-type="string">
                <text:p>08:49:36</text:p>
              </table:table-cell>
              <table:table-cell office:value-type="float" office:value="72780">
                <text:p>72780</text:p>
              </table:table-cell>
            </table:table-row>
            <table:table-row>
              <table:table-cell office:value-type="string">
                <text:p>08:49:37</text:p>
              </table:table-cell>
              <table:table-cell office:value-type="float" office:value="60879">
                <text:p>60879</text:p>
              </table:table-cell>
            </table:table-row>
            <table:table-row>
              <table:table-cell office:value-type="string">
                <text:p>08:49:38</text:p>
              </table:table-cell>
              <table:table-cell office:value-type="float" office:value="66102">
                <text:p>66102</text:p>
              </table:table-cell>
            </table:table-row>
            <table:table-row>
              <table:table-cell office:value-type="string">
                <text:p>08:49:39</text:p>
              </table:table-cell>
              <table:table-cell office:value-type="float" office:value="45292">
                <text:p>45292</text:p>
              </table:table-cell>
            </table:table-row>
            <table:table-row>
              <table:table-cell office:value-type="string">
                <text:p>08:49:40</text:p>
              </table:table-cell>
              <table:table-cell office:value-type="float" office:value="44998">
                <text:p>44998</text:p>
              </table:table-cell>
            </table:table-row>
            <table:table-row>
              <table:table-cell office:value-type="string">
                <text:p>08:49:41</text:p>
              </table:table-cell>
              <table:table-cell office:value-type="float" office:value="56803">
                <text:p>56803</text:p>
              </table:table-cell>
            </table:table-row>
            <table:table-row>
              <table:table-cell office:value-type="string">
                <text:p>08:49:42</text:p>
              </table:table-cell>
              <table:table-cell office:value-type="float" office:value="38250">
                <text:p>38250</text:p>
              </table:table-cell>
            </table:table-row>
            <table:table-row>
              <table:table-cell office:value-type="string">
                <text:p>08:49:43</text:p>
              </table:table-cell>
              <table:table-cell office:value-type="float" office:value="36837">
                <text:p>36837</text:p>
              </table:table-cell>
            </table:table-row>
            <table:table-row>
              <table:table-cell office:value-type="string">
                <text:p>08:49:44</text:p>
              </table:table-cell>
              <table:table-cell office:value-type="float" office:value="42476">
                <text:p>42476</text:p>
              </table:table-cell>
            </table:table-row>
            <table:table-row>
              <table:table-cell office:value-type="string">
                <text:p>08:49:45</text:p>
              </table:table-cell>
              <table:table-cell office:value-type="float" office:value="52210">
                <text:p>52210</text:p>
              </table:table-cell>
            </table:table-row>
            <table:table-row>
              <table:table-cell office:value-type="string">
                <text:p>08:49:46</text:p>
              </table:table-cell>
              <table:table-cell office:value-type="float" office:value="85531">
                <text:p>85531</text:p>
              </table:table-cell>
            </table:table-row>
            <table:table-row>
              <table:table-cell office:value-type="string">
                <text:p>08:49: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49: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49: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49: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49: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49: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49: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50: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50: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50: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50: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50: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50: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50: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50: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50: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50: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50: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50: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50: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51: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51: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51: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51: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51: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51: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51: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51: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51: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51: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51: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51: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51: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51: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51: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51: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51: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51: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51: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51: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51:2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44cm" svg:y="0.315cm" chart:style-name="ch2">
          <text:p>Long test, by time</text:p>
        </chart:title>
        <chart:legend chart:legend-position="end" svg:x="13.366cm" svg:y="4.227cm" style:legend-expansion="high" chart:style-name="ch3"/>
        <chart:plot-area chart:style-name="ch4" table:cell-range-address="test84.B2:test84.B143 test84.G1:test84.G143" chart:data-source-has-labels="both" svg:x="0.32cm" svg:y="1.248cm" svg:width="12.726cm" svg:height="7.572cm">
          <chartooo:coordinate-region svg:x="1.338cm" svg:y="1.248cm" svg:width="11.708cm" svg:height="5.97cm"/>
          <chart:axis chart:dimension="x" chart:name="primary-x" chart:style-name="ch5" chartooo:axis-type="auto">
            <chartooo:date-scale/>
            <chart:categories table:cell-range-address="test84.B2:test84.B1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84.G2:test84.G143" chart:label-cell-address="test84.G1:test84.G1" chart:class="chart:bar">
            <chart:data-point chart:repeated="1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84.G1:test84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8:48:06</text:p>
                <draw:g>
                  <svg:desc>test84.B2:test84.B143</svg:desc>
                </draw:g>
              </table:table-cell>
              <table:table-cell office:value-type="float" office:value="92">
                <text:p>92</text:p>
                <draw:g>
                  <svg:desc>test84.G2:test84.G143</svg:desc>
                </draw:g>
              </table:table-cell>
            </table:table-row>
            <table:table-row>
              <table:table-cell office:value-type="string">
                <text:p>08:48:0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8:48:0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8:48:0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8:48: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8:48:1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8:48:1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8:48:1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08:48:1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8:48:1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8:48:1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08:48:1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08:48:1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08:48:1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08:48:2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08:48:2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08:48:2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08:48:2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8:48:2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8:48:2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08:48:2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08:48:2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08:48:2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08:48: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8:48:3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08:48:3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08:48:3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08:48:3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8:48:3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8:48:3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8:48:3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08:48:3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08:48:3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8:48:3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08:48:4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8:48:4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8:48:4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08:48:4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08:48:4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08:48:4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08:48:4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08:48:4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08:48:4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08:48:4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8:48:5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08:48:5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08:48:5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08:48:5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08:48:5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08:48:5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08:48:5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08:48:5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08:48:5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08:48:5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08:49: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08:49:0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08:49:0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08:49:0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8:49:0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8:49:0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08:49:0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08:49:0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08:49:0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08:49:0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08:49:1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08:49:1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08:49:1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08:49:1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08:49:1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08:49:1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08:49:1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08:49:1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08:49:1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8:49:1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08:49:2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8:49:2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8:49:2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08:49:2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08:49:2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08:49:2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8:49:2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8:49:2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8:49:2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8:49: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8:49: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8:49:3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8:49:3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8:49:3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8:49:3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8:49:3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08:49:3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8:49:3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08:49:3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08:49:3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8:49:4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8:49:4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8:49:4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8:49:4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8:49:4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8:49:4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8:49:4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8:49: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8:49: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8:49: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8:49: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8:49: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8:49: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08:49: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8:50: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8:50: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8:50: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8:50:3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08:50: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8:50: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8:50: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8:50: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8:50: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8:50: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8:50: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8:50: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8:50: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8:51: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08:51: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08:51: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8:51: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8:51: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8:51: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8:51: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08:51: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8:51: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8:51: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8:51: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8:51: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8:51: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8:51: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8:51: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8:51: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8:51: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8:51: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8:51: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8:51: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8:51:2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